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style:text-autospace="none" fo:margin-bottom="0in" fo:line-height="100%"/>
    </style:style>
    <style:style style:name="T2" style:parent-style-name="Domyślnaczcionkaakapitu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5" style:parent-style-name="Normalny" style:family="paragraph">
      <style:paragraph-properties style:text-autospace="none" fo:margin-bottom="0in" fo:line-height="100%"/>
    </style:style>
    <style:style style:name="T6" style:parent-style-name="Domyślnaczcionkaakapitu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9" style:parent-style-name="Normalny" style:family="paragraph">
      <style:paragraph-properties style:text-autospace="none" fo:margin-bottom="0in" fo:line-height="100%"/>
    </style:style>
    <style:style style:name="T10" style:parent-style-name="Domyślnaczcionkaakapitu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3" style:parent-style-name="Normalny" style:family="paragraph">
      <style:paragraph-properties style:text-autospace="none" fo:margin-bottom="0in" fo:line-height="100%"/>
    </style:style>
    <style:style style:name="T14" style:parent-style-name="Domyślnaczcionkaakapitu" style:family="text">
      <style:text-properties style:font-name="Consolas" style:font-name-complex="Consolas" fo:color="#808080" fo:font-size="9.5pt" style:font-size-asian="9.5pt" style:font-size-complex="9.5pt"/>
    </style:style>
    <style:style style:name="T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P17" style:parent-style-name="Normalny" style:family="paragraph">
      <style:paragraph-properties style:text-autospace="none" fo:margin-bottom="0in" fo:line-height="100%"/>
    </style:style>
    <style:style style:name="T18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" style:parent-style-name="Domyślnaczcionkaakapitu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2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" style:parent-style-name="Domyślnaczcionkaakapitu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28" style:parent-style-name="Normalny" style:family="paragraph">
      <style:paragraph-properties style:text-autospace="none" fo:margin-bottom="0in" fo:line-height="100%"/>
    </style:style>
    <style:style style:name="T29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6" style:parent-style-name="Normalny" style:family="paragraph">
      <style:paragraph-properties style:text-autospace="none" fo:margin-bottom="0in" fo:line-height="100%"/>
    </style:style>
    <style:style style:name="T3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39" style:parent-style-name="Normalny" style:family="paragraph">
      <style:paragraph-properties style:text-autospace="none" fo:margin-bottom="0in" fo:line-height="100%"/>
    </style:style>
    <style:style style:name="T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3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omyślnaczcionkaakapitu" style:family="text">
      <style:text-properties style:font-name="Consolas" style:font-name-complex="Consolas" fo:color="#808080" fo:font-size="9.5pt" style:font-size-asian="9.5pt" style:font-size-complex="9.5pt"/>
    </style:style>
    <style:style style:name="T4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1" style:parent-style-name="Normalny" style:family="paragraph">
      <style:paragraph-properties style:text-autospace="none" fo:margin-bottom="0in" fo:line-height="100%"/>
    </style:style>
    <style:style style:name="T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omyślnaczcionkaakapitu" style:family="text">
      <style:text-properties style:font-name="Consolas" style:font-name-complex="Consolas" fo:color="#808080" fo:font-size="9.5pt" style:font-size-asian="9.5pt" style:font-size-complex="9.5pt"/>
    </style:style>
    <style:style style:name="T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9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60" style:parent-style-name="Normalny" style:family="paragraph">
      <style:paragraph-properties style:text-autospace="none" fo:margin-bottom="0in" fo:line-height="100%"/>
    </style:style>
    <style:style style:name="T6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4" style:parent-style-name="Normalny" style:family="paragraph">
      <style:paragraph-properties style:text-autospace="none" fo:margin-bottom="0in" fo:line-height="100%"/>
    </style:style>
    <style:style style:name="T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0" style:parent-style-name="Normalny" style:family="paragraph">
      <style:paragraph-properties style:text-autospace="none" fo:margin-bottom="0in" fo:line-height="100%"/>
    </style:style>
    <style:style style:name="T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8" style:parent-style-name="Normalny" style:family="paragraph">
      <style:paragraph-properties style:text-autospace="none" fo:margin-bottom="0in" fo:line-height="100%"/>
    </style:style>
    <style:style style:name="T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3" style:parent-style-name="Normalny" style:family="paragraph">
      <style:paragraph-properties style:text-autospace="none" fo:margin-bottom="0in" fo:line-height="100%"/>
    </style:style>
    <style:style style:name="T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9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9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8" style:parent-style-name="Normalny" style:family="paragraph">
      <style:paragraph-properties style:text-autospace="none" fo:margin-bottom="0in" fo:line-height="100%"/>
    </style:style>
    <style:style style:name="T9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1" style:parent-style-name="Normalny" style:family="paragraph">
      <style:paragraph-properties style:text-autospace="none" fo:margin-bottom="0in" fo:line-height="100%"/>
    </style:style>
    <style:style style:name="T1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2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2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25" style:parent-style-name="Normalny" style:family="paragraph">
      <style:paragraph-properties style:text-autospace="none" fo:margin-bottom="0in" fo:line-height="100%"/>
    </style:style>
    <style:style style:name="T1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6" style:parent-style-name="Normalny" style:family="paragraph">
      <style:paragraph-properties style:text-autospace="none" fo:margin-bottom="0in" fo:line-height="100%"/>
    </style:style>
    <style:style style:name="T13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8" style:parent-style-name="Normalny" style:family="paragraph">
      <style:paragraph-properties style:text-autospace="none" fo:margin-bottom="0in" fo:line-height="100%"/>
    </style:style>
    <style:style style:name="T14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5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64" style:parent-style-name="Normalny" style:family="paragraph">
      <style:paragraph-properties style:text-autospace="none" fo:margin-bottom="0in" fo:line-height="100%"/>
    </style:style>
    <style:style style:name="T1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81" style:parent-style-name="Normalny" style:family="paragraph">
      <style:paragraph-properties style:text-autospace="none" fo:margin-bottom="0in" fo:line-height="100%"/>
    </style:style>
    <style:style style:name="T18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9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9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92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1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9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9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98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1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200" style:parent-style-name="Normalny" style:family="paragraph">
      <style:paragraph-properties style:text-autospace="none" fo:margin-bottom="0in" fo:line-height="100%"/>
    </style:style>
    <style:style style:name="T20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1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4" style:parent-style-name="Normalny" style:family="paragraph">
      <style:paragraph-properties style:text-autospace="none" fo:margin-bottom="0in" fo:line-height="100%"/>
    </style:style>
    <style:style style:name="T2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1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2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2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2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2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2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2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28" style:parent-style-name="Normalny" style:family="paragraph">
      <style:paragraph-properties style:text-autospace="none" fo:margin-bottom="0in" fo:line-height="100%"/>
    </style:style>
    <style:style style:name="T2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3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7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3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4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4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3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4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45" style:parent-style-name="Normalny" style:family="paragraph">
      <style:paragraph-properties style:text-autospace="none" fo:margin-bottom="0in" fo:line-height="100%"/>
    </style:style>
    <style:style style:name="T24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25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2" style:parent-style-name="Normalny" style:family="paragraph">
      <style:paragraph-properties style:text-autospace="none" fo:margin-bottom="0in" fo:line-height="100%"/>
    </style:style>
    <style:style style:name="T2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2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25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9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260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261" style:parent-style-name="Normalny" style:family="paragraph">
      <style:paragraph-properties style:text-autospace="none" fo:margin-bottom="0in" fo:line-height="100%"/>
    </style:style>
    <style:style style:name="T26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6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6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65" style:parent-style-name="Normalny" style:family="paragraph">
      <style:paragraph-properties style:text-autospace="none" fo:margin-bottom="0in" fo:line-height="100%"/>
    </style:style>
    <style:style style:name="T2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6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7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71" style:parent-style-name="Normalny" style:family="paragraph">
      <style:paragraph-properties style:text-autospace="none" fo:margin-bottom="0in" fo:line-height="100%"/>
    </style:style>
    <style:style style:name="T2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7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7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77" style:parent-style-name="Normalny" style:family="paragraph">
      <style:paragraph-properties style:text-autospace="none" fo:margin-bottom="0in" fo:line-height="100%"/>
    </style:style>
    <style:style style:name="T27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8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8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83" style:parent-style-name="Normalny" style:family="paragraph">
      <style:paragraph-properties style:text-autospace="none" fo:margin-bottom="0in" fo:line-height="100%"/>
    </style:style>
    <style:style style:name="T2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8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8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8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8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9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91" style:parent-style-name="Normalny" style:family="paragraph">
      <style:paragraph-properties style:text-autospace="none" fo:margin-bottom="0in" fo:line-height="100%"/>
    </style:style>
    <style:style style:name="T29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2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29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299" style:parent-style-name="Normalny" style:family="paragraph">
      <style:paragraph-properties style:text-autospace="none" fo:margin-bottom="0in" fo:line-height="100%"/>
    </style:style>
    <style:style style:name="T30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06" style:parent-style-name="Normalny" style:family="paragraph">
      <style:paragraph-properties style:text-autospace="none" fo:margin-bottom="0in" fo:line-height="100%"/>
    </style:style>
    <style:style style:name="T3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11" style:parent-style-name="Normalny" style:family="paragraph">
      <style:paragraph-properties style:text-autospace="none" fo:margin-bottom="0in" fo:line-height="100%"/>
    </style:style>
    <style:style style:name="T3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1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24" style:parent-style-name="Normalny" style:family="paragraph">
      <style:paragraph-properties style:text-autospace="none" fo:margin-bottom="0in" fo:line-height="100%"/>
    </style:style>
    <style:style style:name="T32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2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3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3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3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3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38" style:parent-style-name="Normalny" style:family="paragraph">
      <style:paragraph-properties style:text-autospace="none" fo:margin-bottom="0in" fo:line-height="100%"/>
    </style:style>
    <style:style style:name="T33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4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47" style:parent-style-name="Normalny" style:family="paragraph">
      <style:paragraph-properties style:text-autospace="none" fo:margin-bottom="0in" fo:line-height="100%"/>
    </style:style>
    <style:style style:name="T34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4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5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57" style:parent-style-name="Normalny" style:family="paragraph">
      <style:paragraph-properties style:text-autospace="none" fo:margin-bottom="0in" fo:line-height="100%"/>
    </style:style>
    <style:style style:name="T3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5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6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3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73" style:parent-style-name="Normalny" style:family="paragraph">
      <style:paragraph-properties style:text-autospace="none" fo:margin-bottom="0in" fo:line-height="100%"/>
    </style:style>
    <style:style style:name="T3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7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8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2" style:parent-style-name="Normalny" style:family="paragraph">
      <style:paragraph-properties style:text-autospace="none" fo:margin-bottom="0in" fo:line-height="100%"/>
    </style:style>
    <style:style style:name="T3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8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38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8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89" style:parent-style-name="Normalny" style:family="paragraph">
      <style:paragraph-properties style:text-autospace="none" fo:margin-bottom="0in" fo:line-height="100%"/>
    </style:style>
    <style:style style:name="T3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395" style:parent-style-name="Normalny" style:family="paragraph">
      <style:paragraph-properties style:text-autospace="none" fo:margin-bottom="0in" fo:line-height="100%"/>
    </style:style>
    <style:style style:name="T39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3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0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3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0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0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0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9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1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11" style:parent-style-name="Normalny" style:family="paragraph">
      <style:paragraph-properties style:text-autospace="none" fo:margin-bottom="0in" fo:line-height="100%"/>
    </style:style>
    <style:style style:name="T41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41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7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8" style:parent-style-name="Normalny" style:family="paragraph">
      <style:paragraph-properties style:text-autospace="none" fo:margin-bottom="0in" fo:line-height="100%"/>
    </style:style>
    <style:style style:name="T4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424" style:parent-style-name="Normalny" style:family="paragraph">
      <style:paragraph-properties style:text-autospace="none" fo:margin-bottom="0in" fo:line-height="100%"/>
    </style:style>
    <style:style style:name="T42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2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3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1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3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3" style:parent-style-name="Normalny" style:family="paragraph">
      <style:paragraph-properties style:text-autospace="none" fo:margin-bottom="0in" fo:line-height="100%"/>
    </style:style>
    <style:style style:name="T43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437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38" style:parent-style-name="Normalny" style:family="paragraph">
      <style:paragraph-properties style:text-autospace="none" fo:margin-bottom="0in" fo:line-height="100%"/>
    </style:style>
    <style:style style:name="T43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4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4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443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4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5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6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7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8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49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450" style:parent-style-name="Normalny" style:family="paragraph">
      <style:paragraph-properties style:text-autospace="none" fo:margin-bottom="0in" fo:line-height="100%"/>
    </style:style>
    <style:style style:name="T45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5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454" style:parent-style-name="Normalny" style:family="paragraph">
      <style:paragraph-properties style:text-autospace="none" fo:margin-bottom="0in" fo:line-height="100%"/>
    </style:style>
    <style:style style:name="T4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5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5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460" style:parent-style-name="Normalny" style:family="paragraph">
      <style:paragraph-properties style:text-autospace="none" fo:margin-bottom="0in" fo:line-height="100%"/>
    </style:style>
    <style:style style:name="T4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6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6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6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468" style:parent-style-name="Normalny" style:family="paragraph">
      <style:paragraph-properties style:text-autospace="none" fo:margin-bottom="0in" fo:line-height="100%"/>
    </style:style>
    <style:style style:name="T4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473" style:parent-style-name="Normalny" style:family="paragraph">
      <style:paragraph-properties style:text-autospace="none" fo:margin-bottom="0in" fo:line-height="100%"/>
    </style:style>
    <style:style style:name="T4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7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8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7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0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8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2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8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4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8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6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8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88" style:parent-style-name="Normalny" style:family="paragraph">
      <style:paragraph-properties style:text-autospace="none" fo:margin-bottom="0in" fo:line-height="100%"/>
    </style:style>
    <style:style style:name="T48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9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4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9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4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49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4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01" style:parent-style-name="Normalny" style:family="paragraph">
      <style:paragraph-properties style:text-autospace="none" fo:margin-bottom="0in" fo:line-height="100%"/>
    </style:style>
    <style:style style:name="T5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0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1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15" style:parent-style-name="Normalny" style:family="paragraph">
      <style:paragraph-properties style:text-autospace="none" fo:margin-bottom="0in" fo:line-height="100%"/>
    </style:style>
    <style:style style:name="T5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2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2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2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24" style:parent-style-name="Normalny" style:family="paragraph">
      <style:paragraph-properties style:text-autospace="none" fo:margin-bottom="0in" fo:line-height="100%"/>
    </style:style>
    <style:style style:name="T52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2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3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3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3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34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535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536" style:parent-style-name="Normalny" style:family="paragraph">
      <style:paragraph-properties style:text-autospace="none" fo:margin-bottom="0in" fo:line-height="100%"/>
    </style:style>
    <style:style style:name="T53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3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40" style:parent-style-name="Normalny" style:family="paragraph">
      <style:paragraph-properties style:text-autospace="none" fo:margin-bottom="0in" fo:line-height="100%"/>
    </style:style>
    <style:style style:name="T5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46" style:parent-style-name="Normalny" style:family="paragraph">
      <style:paragraph-properties style:text-autospace="none" fo:margin-bottom="0in" fo:line-height="100%"/>
    </style:style>
    <style:style style:name="T54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4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5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5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54" style:parent-style-name="Normalny" style:family="paragraph">
      <style:paragraph-properties style:text-autospace="none" fo:margin-bottom="0in" fo:line-height="100%"/>
    </style:style>
    <style:style style:name="T5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5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5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59" style:parent-style-name="Normalny" style:family="paragraph">
      <style:paragraph-properties style:text-autospace="none" fo:margin-bottom="0in" fo:line-height="100%"/>
    </style:style>
    <style:style style:name="T5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6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4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6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6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6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8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6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0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7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2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7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74" style:parent-style-name="Normalny" style:family="paragraph">
      <style:paragraph-properties style:text-autospace="none" fo:margin-bottom="0in" fo:line-height="100%"/>
    </style:style>
    <style:style style:name="T57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587" style:parent-style-name="Normalny" style:family="paragraph">
      <style:paragraph-properties style:text-autospace="none" fo:margin-bottom="0in" fo:line-height="100%"/>
    </style:style>
    <style:style style:name="T5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5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59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5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01" style:parent-style-name="Normalny" style:family="paragraph">
      <style:paragraph-properties style:text-autospace="none" fo:margin-bottom="0in" fo:line-height="100%"/>
    </style:style>
    <style:style style:name="T6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0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0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09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10" style:parent-style-name="Normalny" style:family="paragraph">
      <style:paragraph-properties style:text-autospace="none" fo:margin-bottom="0in" fo:line-height="100%"/>
    </style:style>
    <style:style style:name="T6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1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1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1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1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19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2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21" style:parent-style-name="Normalny" style:family="paragraph">
      <style:paragraph-properties style:text-autospace="none" fo:margin-bottom="0in" fo:line-height="100%"/>
    </style:style>
    <style:style style:name="T62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2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2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25" style:parent-style-name="Normalny" style:family="paragraph">
      <style:paragraph-properties style:text-autospace="none" fo:margin-bottom="0in" fo:line-height="100%"/>
    </style:style>
    <style:style style:name="T6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2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31" style:parent-style-name="Normalny" style:family="paragraph">
      <style:paragraph-properties style:text-autospace="none" fo:margin-bottom="0in" fo:line-height="100%"/>
    </style:style>
    <style:style style:name="T6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3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3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3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39" style:parent-style-name="Normalny" style:family="paragraph">
      <style:paragraph-properties style:text-autospace="none" fo:margin-bottom="0in" fo:line-height="100%"/>
    </style:style>
    <style:style style:name="T6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4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4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5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5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55" style:parent-style-name="Domyślnaczcionkaakapitu" style:family="text">
      <style:text-properties style:font-name="Consolas" style:font-name-complex="Consolas" fo:color="#808080" fo:font-size="9.5pt" style:font-size-asian="9.5pt" style:font-size-complex="9.5pt"/>
    </style:style>
    <style:style style:name="T65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5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59" style:parent-style-name="Domyślnaczcionkaakapitu" style:family="text">
      <style:text-properties style:font-name="Consolas" style:font-name-complex="Consolas" fo:color="#808080" fo:font-size="9.5pt" style:font-size-asian="9.5pt" style:font-size-complex="9.5pt"/>
    </style:style>
    <style:style style:name="T6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62" style:parent-style-name="Normalny" style:family="paragraph">
      <style:paragraph-properties style:text-autospace="none" fo:margin-bottom="0in" fo:line-height="100%"/>
    </style:style>
    <style:style style:name="T66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6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69" style:parent-style-name="Normalny" style:family="paragraph">
      <style:paragraph-properties style:text-autospace="none" fo:margin-bottom="0in" fo:line-height="100%"/>
    </style:style>
    <style:style style:name="T67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6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6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7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8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82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6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8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6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8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87" style:parent-style-name="Normalny" style:family="paragraph">
      <style:paragraph-properties style:text-autospace="none" fo:margin-bottom="0in" fo:line-height="100%"/>
    </style:style>
    <style:style style:name="T6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8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69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94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95" style:parent-style-name="Normalny" style:family="paragraph">
      <style:paragraph-properties style:text-autospace="none" fo:margin-bottom="0in" fo:line-height="100%"/>
    </style:style>
    <style:style style:name="T69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69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6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0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01" style:parent-style-name="Normalny" style:family="paragraph">
      <style:paragraph-properties style:text-autospace="none" fo:margin-bottom="0in" fo:line-height="100%"/>
    </style:style>
    <style:style style:name="T7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0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6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70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8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70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712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713" style:parent-style-name="Normalny" style:family="paragraph">
      <style:paragraph-properties style:text-autospace="none" fo:margin-bottom="0in" fo:line-height="100%"/>
    </style:style>
    <style:style style:name="T71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1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17" style:parent-style-name="Normalny" style:family="paragraph">
      <style:paragraph-properties style:text-autospace="none" fo:margin-bottom="0in" fo:line-height="100%"/>
    </style:style>
    <style:style style:name="T7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2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23" style:parent-style-name="Normalny" style:family="paragraph">
      <style:paragraph-properties style:text-autospace="none" fo:margin-bottom="0in" fo:line-height="100%"/>
    </style:style>
    <style:style style:name="T7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2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2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29" style:parent-style-name="Normalny" style:family="paragraph">
      <style:paragraph-properties style:text-autospace="none" fo:margin-bottom="0in" fo:line-height="100%"/>
    </style:style>
    <style:style style:name="T7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3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37" style:parent-style-name="Normalny" style:family="paragraph">
      <style:paragraph-properties style:text-autospace="none" fo:margin-bottom="0in" fo:line-height="100%"/>
    </style:style>
    <style:style style:name="T7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3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4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4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4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4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4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4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47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48" style:parent-style-name="Normalny" style:family="paragraph">
      <style:paragraph-properties style:text-autospace="none" fo:margin-bottom="0in" fo:line-height="100%"/>
    </style:style>
    <style:style style:name="T74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56" style:parent-style-name="Normalny" style:family="paragraph">
      <style:paragraph-properties style:text-autospace="none" fo:margin-bottom="0in" fo:line-height="100%"/>
    </style:style>
    <style:style style:name="T7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5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6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6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63" style:parent-style-name="Normalny" style:family="paragraph">
      <style:paragraph-properties style:text-autospace="none" fo:margin-bottom="0in" fo:line-height="100%"/>
    </style:style>
    <style:style style:name="T7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6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6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69" style:parent-style-name="Normalny" style:family="paragraph">
      <style:paragraph-properties style:text-autospace="none" fo:margin-bottom="0in" fo:line-height="100%"/>
    </style:style>
    <style:style style:name="T77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7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78" style:parent-style-name="Normalny" style:family="paragraph">
      <style:paragraph-properties style:text-autospace="none" fo:margin-bottom="0in" fo:line-height="100%"/>
    </style:style>
    <style:style style:name="T7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7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8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8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7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92" style:parent-style-name="Normalny" style:family="paragraph">
      <style:paragraph-properties style:text-autospace="none" fo:margin-bottom="0in" fo:line-height="100%"/>
    </style:style>
    <style:style style:name="T7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79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799" style:parent-style-name="Normalny" style:family="paragraph">
      <style:paragraph-properties style:text-autospace="none" fo:margin-bottom="0in" fo:line-height="100%"/>
    </style:style>
    <style:style style:name="T80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05" style:parent-style-name="Domyślnaczcionkaakapitu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806" style:parent-style-name="Normalny" style:family="paragraph">
      <style:paragraph-properties style:text-autospace="none" fo:margin-bottom="0in" fo:line-height="100%"/>
    </style:style>
    <style:style style:name="T80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81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14" style:parent-style-name="Normalny" style:family="paragraph">
      <style:paragraph-properties style:text-autospace="none" fo:margin-bottom="0in" fo:line-height="100%"/>
    </style:style>
    <style:style style:name="T8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1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8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8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82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2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30" style:parent-style-name="Normalny" style:family="paragraph">
      <style:paragraph-properties style:text-autospace="none" fo:margin-bottom="0in" fo:line-height="100%"/>
    </style:style>
    <style:style style:name="T8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3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3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39" style:parent-style-name="Normalny" style:family="paragraph">
      <style:paragraph-properties style:text-autospace="none" fo:margin-bottom="0in" fo:line-height="100%"/>
    </style:style>
    <style:style style:name="T8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4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4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49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50" style:parent-style-name="Normalny" style:family="paragraph">
      <style:paragraph-properties style:text-autospace="none" fo:margin-bottom="0in" fo:line-height="100%"/>
    </style:style>
    <style:style style:name="T85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4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57" style:parent-style-name="Normalny" style:family="paragraph">
      <style:paragraph-properties style:text-autospace="none" fo:margin-bottom="0in" fo:line-height="100%"/>
    </style:style>
    <style:style style:name="T8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5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6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6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5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6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6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7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1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7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7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5" style:parent-style-name="Domyślnaczcionkaakapitu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876" style:parent-style-name="Normalny" style:family="paragraph">
      <style:paragraph-properties style:text-autospace="none" fo:margin-bottom="0in" fo:line-height="100%"/>
    </style:style>
    <style:style style:name="T87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8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8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4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5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6" style:parent-style-name="Normalny" style:family="paragraph">
      <style:paragraph-properties style:text-autospace="none" fo:margin-bottom="0in" fo:line-height="100%"/>
    </style:style>
    <style:style style:name="T88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8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8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9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892" style:parent-style-name="Normalny" style:family="paragraph">
      <style:paragraph-properties style:text-autospace="none" fo:margin-bottom="0in" fo:line-height="100%"/>
    </style:style>
    <style:style style:name="T8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9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89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9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9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90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90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90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04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905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906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907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908" style:parent-style-name="Normalny" style:family="paragraph">
      <style:paragraph-properties style:text-autospace="none" fo:margin-bottom="0in" fo:line-height="100%"/>
    </style:style>
    <style:style style:name="T90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1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1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12" style:parent-style-name="Normalny" style:family="paragraph">
      <style:paragraph-properties style:text-autospace="none" fo:margin-bottom="0in" fo:line-height="100%"/>
    </style:style>
    <style:style style:name="T91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1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1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1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18" style:parent-style-name="Normalny" style:family="paragraph">
      <style:paragraph-properties style:text-autospace="none" fo:margin-bottom="0in" fo:line-height="100%"/>
    </style:style>
    <style:style style:name="T9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21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2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2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7" style:parent-style-name="Domyślnaczcionkaakapitu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928" style:parent-style-name="Normalny" style:family="paragraph">
      <style:paragraph-properties style:text-autospace="none" fo:margin-bottom="0in" fo:line-height="100%"/>
    </style:style>
    <style:style style:name="T92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32" style:parent-style-name="Normalny" style:family="paragraph">
      <style:paragraph-properties style:text-autospace="none" fo:margin-bottom="0in" fo:line-height="100%"/>
    </style:style>
    <style:style style:name="T9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3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37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3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40" style:parent-style-name="Normalny" style:family="paragraph">
      <style:paragraph-properties style:text-autospace="none" fo:margin-bottom="0in" fo:line-height="100%"/>
    </style:style>
    <style:style style:name="T9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4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4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4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48" style:parent-style-name="Normalny" style:family="paragraph">
      <style:paragraph-properties style:text-autospace="none" fo:margin-bottom="0in" fo:line-height="100%"/>
    </style:style>
    <style:style style:name="T94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1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95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56" style:parent-style-name="Normalny" style:family="paragraph">
      <style:paragraph-properties style:text-autospace="none" fo:margin-bottom="0in" fo:line-height="100%"/>
    </style:style>
    <style:style style:name="T9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5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6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9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6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964" style:parent-style-name="Normalny" style:family="paragraph">
      <style:paragraph-properties style:text-autospace="none" fo:margin-bottom="0in" fo:line-height="100%"/>
    </style:style>
    <style:style style:name="T9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968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6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0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7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2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7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4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7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6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7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8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7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0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8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2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8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84" style:parent-style-name="Normalny" style:family="paragraph">
      <style:paragraph-properties style:text-autospace="none" fo:margin-bottom="0in" fo:line-height="100%"/>
    </style:style>
    <style:style style:name="T98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9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9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9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9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9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0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05" style:parent-style-name="Normalny" style:family="paragraph">
      <style:paragraph-properties style:text-autospace="none" fo:margin-bottom="0in" fo:line-height="100%"/>
    </style:style>
    <style:style style:name="T10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1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01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4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5" style:parent-style-name="Normalny" style:family="paragraph">
      <style:paragraph-properties style:text-autospace="none" fo:margin-bottom="0in" fo:line-height="100%"/>
    </style:style>
    <style:style style:name="T10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1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2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2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2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2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28" style:parent-style-name="Normalny" style:family="paragraph">
      <style:paragraph-properties style:text-autospace="none" fo:margin-bottom="0in" fo:line-height="100%"/>
    </style:style>
    <style:style style:name="T10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3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3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4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4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4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04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4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4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49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5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5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52" style:parent-style-name="Normalny" style:family="paragraph">
      <style:paragraph-properties style:text-autospace="none" fo:margin-bottom="0in" fo:line-height="100%"/>
    </style:style>
    <style:style style:name="T10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5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5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5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5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59" style:parent-style-name="Normalny" style:family="paragraph">
      <style:paragraph-properties style:text-autospace="none" fo:margin-bottom="0in" fo:line-height="100%"/>
    </style:style>
    <style:style style:name="T10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3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66" style:parent-style-name="Normalny" style:family="paragraph">
      <style:paragraph-properties style:text-autospace="none" fo:margin-bottom="0in" fo:line-height="100%"/>
    </style:style>
    <style:style style:name="T106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75" style:parent-style-name="Normalny" style:family="paragraph">
      <style:paragraph-properties style:text-autospace="none" fo:margin-bottom="0in" fo:line-height="100%"/>
    </style:style>
    <style:style style:name="T10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81" style:parent-style-name="Normalny" style:family="paragraph">
      <style:paragraph-properties style:text-autospace="none" fo:margin-bottom="0in" fo:line-height="100%"/>
    </style:style>
    <style:style style:name="T108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87" style:parent-style-name="Normalny" style:family="paragraph">
      <style:paragraph-properties style:text-autospace="none" fo:margin-bottom="0in" fo:line-height="100%"/>
    </style:style>
    <style:style style:name="T10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8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2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09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095" style:parent-style-name="Normalny" style:family="paragraph">
      <style:paragraph-properties style:text-autospace="none" fo:margin-bottom="0in" fo:line-height="100%"/>
    </style:style>
    <style:style style:name="T109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09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0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03" style:parent-style-name="Normalny" style:family="paragraph">
      <style:paragraph-properties style:text-autospace="none" fo:margin-bottom="0in" fo:line-height="100%"/>
    </style:style>
    <style:style style:name="T11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08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13" style:parent-style-name="Normalny" style:family="paragraph">
      <style:paragraph-properties style:text-autospace="none" fo:margin-bottom="0in" fo:line-height="100%"/>
    </style:style>
    <style:style style:name="T111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1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2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2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2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2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2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2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3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3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3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3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T113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39" style:parent-style-name="Normalny" style:family="paragraph">
      <style:paragraph-properties style:text-autospace="none" fo:margin-bottom="0in" fo:line-height="100%"/>
    </style:style>
    <style:style style:name="T11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6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4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4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4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0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5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2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5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4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5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57" style:parent-style-name="Normalny" style:family="paragraph">
      <style:paragraph-properties style:text-autospace="none" fo:margin-bottom="0in" fo:line-height="100%"/>
    </style:style>
    <style:style style:name="T11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5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6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6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68" style:parent-style-name="Normalny" style:family="paragraph">
      <style:paragraph-properties style:text-autospace="none" fo:margin-bottom="0in" fo:line-height="100%"/>
    </style:style>
    <style:style style:name="T11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6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78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18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82" style:parent-style-name="Normalny" style:family="paragraph">
      <style:paragraph-properties style:text-autospace="none" fo:margin-bottom="0in" fo:line-height="100%"/>
    </style:style>
    <style:style style:name="T118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89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91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19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9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9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9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9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9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19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19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20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202" style:parent-style-name="Normalny" style:family="paragraph">
      <style:paragraph-properties style:text-autospace="none" fo:margin-bottom="0in" fo:line-height="100%"/>
    </style:style>
    <style:style style:name="T12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0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0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21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213" style:parent-style-name="Normalny" style:family="paragraph">
      <style:paragraph-properties style:text-autospace="none" fo:margin-bottom="0in" fo:line-height="100%"/>
    </style:style>
    <style:style style:name="T121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1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2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2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22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2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22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2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22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27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28" style:parent-style-name="Normalny" style:family="paragraph">
      <style:paragraph-properties style:text-autospace="none" fo:margin-bottom="0in" fo:line-height="100%"/>
    </style:style>
    <style:style style:name="T122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5" style:parent-style-name="Domyślnaczcionkaakapitu" style:family="text">
      <style:text-properties style:font-name="Consolas" style:font-name-complex="Consolas" fo:color="#0000FF" fo:font-size="9.5pt" style:font-size-asian="9.5pt" style:font-size-complex="9.5pt"/>
    </style:style>
    <style:style style:name="T123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3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238" style:parent-style-name="Normalny" style:family="paragraph">
      <style:paragraph-properties style:text-autospace="none" fo:margin-bottom="0in" fo:line-height="100%"/>
    </style:style>
    <style:style style:name="T123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24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4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9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5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5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5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5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5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5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9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6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6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6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5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6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P1268" style:parent-style-name="Normalny" style:family="paragraph">
      <style:paragraph-properties style:text-autospace="none" fo:margin-bottom="0in" fo:line-height="100%"/>
    </style:style>
    <style:style style:name="T126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7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7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8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8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3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8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P1286" style:parent-style-name="Normalny" style:family="paragraph">
      <style:paragraph-properties style:text-autospace="none" fo:margin-bottom="0in" fo:line-height="100%"/>
    </style:style>
    <style:style style:name="T128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3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5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29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29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30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1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30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30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05" style:parent-style-name="Normalny" style:family="paragraph">
      <style:paragraph-properties style:text-autospace="none" fo:margin-bottom="0in" fo:line-height="100%"/>
    </style:style>
    <style:style style:name="T130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9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1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31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4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5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7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19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0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1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2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3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4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5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6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7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8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29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30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31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32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33" style:parent-style-name="Normalny" style:family="paragraph">
      <style:text-properties style:font-name="Consolas" style:font-name-complex="Consolas" fo:color="#000000" fo:font-size="9.5pt" style:font-size-asian="9.5pt" style:font-size-complex="9.5pt"/>
    </style:style>
    <style:style style:name="P1334" style:parent-style-name="Normalny" style:family="paragraph">
      <style:paragraph-properties style:text-autospace="none" fo:margin-bottom="0in" fo:line-height="100%"/>
    </style:style>
    <style:style style:name="T1335" style:parent-style-name="Domyślnaczcionkaakapitu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3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7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338" style:parent-style-name="Normalny" style:family="paragraph">
      <style:paragraph-properties style:text-autospace="none" fo:margin-bottom="0in" fo:line-height="100%"/>
    </style:style>
    <style:style style:name="T1339" style:parent-style-name="Domyślnaczcionkaakapitu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4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1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34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43" style:parent-style-name="Normalny" style:family="paragraph">
      <style:paragraph-properties style:text-autospace="none" fo:margin-bottom="0in" fo:line-height="100%"/>
    </style:style>
    <style:style style:name="T1344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345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4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47" style:parent-style-name="Normalny" style:family="paragraph">
      <style:paragraph-properties style:text-autospace="none" fo:margin-bottom="0in" fo:line-height="100%"/>
    </style:style>
    <style:style style:name="T134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9" style:parent-style-name="Domyślnaczcionkaakapitu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135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1" style:parent-style-name="Domyślnaczcionkaakapitu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135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3" style:parent-style-name="Domyślnaczcionkaakapitu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35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55" style:parent-style-name="Normalny" style:family="paragraph">
      <style:paragraph-properties style:text-autospace="none" fo:margin-bottom="0in" fo:line-height="100%"/>
    </style:style>
    <style:style style:name="T135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7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59" style:parent-style-name="Normalny" style:family="paragraph">
      <style:paragraph-properties style:text-autospace="none" fo:margin-bottom="0in" fo:line-height="100%"/>
    </style:style>
    <style:style style:name="T13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6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6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63" style:parent-style-name="Normalny" style:family="paragraph">
      <style:paragraph-properties style:text-autospace="none" fo:margin-bottom="0in" fo:line-height="100%"/>
    </style:style>
    <style:style style:name="T136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6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66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67" style:parent-style-name="Normalny" style:family="paragraph">
      <style:paragraph-properties style:text-autospace="none" fo:margin-bottom="0in" fo:line-height="100%"/>
    </style:style>
    <style:style style:name="T136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6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70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71" style:parent-style-name="Normalny" style:family="paragraph">
      <style:paragraph-properties style:text-autospace="none" fo:margin-bottom="0in" fo:line-height="100%"/>
    </style:style>
    <style:style style:name="T137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7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74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75" style:parent-style-name="Normalny" style:family="paragraph">
      <style:paragraph-properties style:text-autospace="none" fo:margin-bottom="0in" fo:line-height="100%"/>
    </style:style>
    <style:style style:name="T13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7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78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79" style:parent-style-name="Normalny" style:family="paragraph">
      <style:paragraph-properties style:text-autospace="none" fo:margin-bottom="0in" fo:line-height="100%"/>
    </style:style>
    <style:style style:name="T138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8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82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83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84" style:parent-style-name="Normalny" style:family="paragraph">
      <style:paragraph-properties style:text-autospace="none" fo:margin-bottom="0in" fo:line-height="100%"/>
    </style:style>
    <style:style style:name="T138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8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8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88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89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0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1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2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3" style:parent-style-name="Normalny" style:family="paragraph">
      <style:paragraph-properties style:text-autospace="none" fo:margin-bottom="0in" fo:line-height="100%"/>
    </style:style>
    <style:style style:name="T139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9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396" style:parent-style-name="Normalny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7" style:parent-style-name="Normalny" style:family="paragraph">
      <style:paragraph-properties style:text-autospace="none" fo:margin-bottom="0in" fo:line-height="100%"/>
    </style:style>
    <style:style style:name="T139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399" style:parent-style-name="Domyślnaczcionkaakapitu" style:family="text">
      <style:text-properties style:font-name="Consolas" style:font-name-complex="Consolas" fo:color="#2B91AF" fo:font-size="9.5pt" style:font-size-asian="9.5pt" style:font-size-complex="9.5pt"/>
    </style:style>
    <style:style style:name="T140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0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02" style:parent-style-name="Normalny" style:family="paragraph">
      <style:paragraph-properties style:text-autospace="none" fo:margin-bottom="0in" fo:line-height="100%"/>
    </style:style>
    <style:style style:name="T140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0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0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7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0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1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11" style:parent-style-name="Normalny" style:family="paragraph">
      <style:paragraph-properties style:text-autospace="none" fo:margin-bottom="0in" fo:line-height="100%"/>
    </style:style>
    <style:style style:name="T141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1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14" style:parent-style-name="Normalny" style:family="paragraph">
      <style:paragraph-properties style:text-autospace="none" fo:margin-bottom="0in" fo:line-height="100%"/>
    </style:style>
    <style:style style:name="T141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1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1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19" style:parent-style-name="Normalny" style:family="paragraph">
      <style:paragraph-properties style:text-autospace="none" fo:margin-bottom="0in" fo:line-height="100%"/>
    </style:style>
    <style:style style:name="T142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2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3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2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2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27" style:parent-style-name="Normalny" style:family="paragraph">
      <style:paragraph-properties style:text-autospace="none" fo:margin-bottom="0in" fo:line-height="100%"/>
    </style:style>
    <style:style style:name="T142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2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30" style:parent-style-name="Normalny" style:family="paragraph">
      <style:paragraph-properties style:text-autospace="none" fo:margin-bottom="0in" fo:line-height="100%"/>
    </style:style>
    <style:style style:name="T1431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3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3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35" style:parent-style-name="Normalny" style:family="paragraph">
      <style:paragraph-properties style:text-autospace="none" fo:margin-bottom="0in" fo:line-height="100%"/>
    </style:style>
    <style:style style:name="T143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3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9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4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41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4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43" style:parent-style-name="Normalny" style:family="paragraph">
      <style:paragraph-properties style:text-autospace="none" fo:margin-bottom="0in" fo:line-height="100%"/>
    </style:style>
    <style:style style:name="T144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45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46" style:parent-style-name="Normalny" style:family="paragraph">
      <style:paragraph-properties style:text-autospace="none" fo:margin-bottom="0in" fo:line-height="100%"/>
    </style:style>
    <style:style style:name="T1447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4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4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5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51" style:parent-style-name="Normalny" style:family="paragraph">
      <style:paragraph-properties style:text-autospace="none" fo:margin-bottom="0in" fo:line-height="100%"/>
    </style:style>
    <style:style style:name="T145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53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5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55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5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57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5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59" style:parent-style-name="Normalny" style:family="paragraph">
      <style:paragraph-properties style:text-autospace="none" fo:margin-bottom="0in" fo:line-height="100%"/>
    </style:style>
    <style:style style:name="T146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61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62" style:parent-style-name="Normalny" style:family="paragraph">
      <style:paragraph-properties style:text-autospace="none" fo:margin-bottom="0in" fo:line-height="100%"/>
    </style:style>
    <style:style style:name="T1463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6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6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6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67" style:parent-style-name="Normalny" style:family="paragraph">
      <style:paragraph-properties style:text-autospace="none" fo:margin-bottom="0in" fo:line-height="100%"/>
    </style:style>
    <style:style style:name="T146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69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7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71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7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73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74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75" style:parent-style-name="Normalny" style:family="paragraph">
      <style:paragraph-properties style:text-autospace="none" fo:margin-bottom="0in" fo:line-height="100%"/>
    </style:style>
    <style:style style:name="T147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77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78" style:parent-style-name="Normalny" style:family="paragraph">
      <style:paragraph-properties style:text-autospace="none" fo:margin-bottom="0in" fo:line-height="100%"/>
    </style:style>
    <style:style style:name="T1479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8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8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8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83" style:parent-style-name="Normalny" style:family="paragraph">
      <style:paragraph-properties style:text-autospace="none" fo:margin-bottom="0in" fo:line-height="100%"/>
    </style:style>
    <style:style style:name="T148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85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8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87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48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89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49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491" style:parent-style-name="Normalny" style:family="paragraph">
      <style:paragraph-properties style:text-autospace="none" fo:margin-bottom="0in" fo:line-height="100%"/>
    </style:style>
    <style:style style:name="T1492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93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P1494" style:parent-style-name="Normalny" style:family="paragraph">
      <style:paragraph-properties style:text-autospace="none" fo:margin-bottom="0in" fo:line-height="100%"/>
    </style:style>
    <style:style style:name="T1495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496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97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498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99" style:parent-style-name="Normalny" style:family="paragraph">
      <style:paragraph-properties style:text-autospace="none" fo:margin-bottom="0in" fo:line-height="100%"/>
    </style:style>
    <style:style style:name="T1500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01" style:parent-style-name="Domyślnaczcionkaakapitu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502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03" style:parent-style-name="Domyślnaczcionkaakapitu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504" style:parent-style-name="Domyślnaczcionkaakapitu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05" style:parent-style-name="Domyślnaczcionkaakapitu" style:family="text">
      <style:text-properties style:font-name="Consolas" style:font-name-complex="Consolas" fo:color="#008080" fo:font-size="9.5pt" style:font-size-asian="9.5pt" style:font-size-complex="9.5pt"/>
    </style:style>
    <style:style style:name="T1506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P1507" style:parent-style-name="Normalny" style:family="paragraph">
      <style:paragraph-properties style:text-autospace="none" fo:margin-bottom="0in" fo:line-height="100%"/>
    </style:style>
    <style:style style:name="T1508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  <style:style style:name="T1509" style:parent-style-name="Domyślnaczcionkaakapitu" style:family="text">
      <style:text-properties style:font-name="Consolas" style:font-name-complex="Consolas" fo:color="#008000" fo:font-size="9.5pt" style:font-size-asian="9.5pt" style:font-size-complex="9.5pt"/>
    </style:style>
    <style:style style:name="T1510" style:parent-style-name="Domyślnaczcionkaakapitu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&lt;vector&gt;</text:span></text:p>
      <text:p text:style-name="P5"><text:span text:style-name="T6">#include</text:span><text:span text:style-name="T7"><text:s/></text:span><text:span text:style-name="T8">&lt;string&gt;</text:span></text:p>
      <text:p text:style-name="P9"><text:span text:style-name="T10">#include</text:span><text:span text:style-name="T11"><text:s/></text:span><text:span text:style-name="T12">&lt;iostream&gt;</text:span></text:p>
      <text:p text:style-name="P13"><text:span text:style-name="T14">#include</text:span><text:span text:style-name="T15"><text:s/></text:span><text:span text:style-name="T16">&lt;algorithm&gt;</text:span></text:p>
      <text:p text:style-name="Normalny"/>
      <text:p text:style-name="P17"><text:span text:style-name="T18">using</text:span><text:span text:style-name="T19"><text:s/></text:span><text:span text:style-name="T20">namespace</text:span><text:span text:style-name="T21"><text:s/>std;</text:span></text:p>
      <text:p text:style-name="P22"/>
      <text:p text:style-name="Normalny"><text:span text:style-name="T23">class</text:span><text:span text:style-name="T24"><text:s/></text:span><text:span text:style-name="T25">GraphHelper</text:span><text:span text:style-name="T26"><text:s/></text:span><text:span text:style-name="T27">//deklaracja klasy GraphHelper</text:span></text:p>
      <text:p text:style-name="P28"><text:span text:style-name="T29">vector</text:span><text:span text:style-name="T30">&lt;</text:span><text:span text:style-name="T31">vector</text:span><text:span text:style-name="T32">&lt;</text:span><text:span text:style-name="T33">int</text:span><text:span text:style-name="T34">&gt;&gt; _incidentMatrix;<text:s/></text:span><text:span text:style-name="T35">//deklaracja macierzy, która będzie zainicjalizowana w konstruktorze</text:span></text:p>
      <text:p text:style-name="P36"><text:span text:style-name="T37">public</text:span><text:span text:style-name="T38">:</text:span></text:p>
      <text:p text:style-name="P39"><text:span text:style-name="T40"><text:tab/>GraphHelper(</text:span><text:span text:style-name="T41">vector</text:span><text:span text:style-name="T42">&lt;</text:span><text:span text:style-name="T43">vector</text:span><text:span text:style-name="T44">&lt;</text:span><text:span text:style-name="T45">int</text:span><text:span text:style-name="T46">&gt;&gt;<text:s/></text:span><text:span text:style-name="T47">incidentMatrix</text:span><text:span text:style-name="T48">) {<text:s/></text:span><text:span text:style-name="T49">//konstruktor przyjmujący jeden parametr wektora wektorów liczb całkowitych</text:span></text:p>
      <text:p text:style-name="P50"/>
      <text:p text:style-name="P51"><text:span text:style-name="T52"><text:tab/></text:span><text:span text:style-name="T53"><text:tab/>_incidentMatrix<text:s/></text:span><text:span text:style-name="T54">=</text:span><text:span text:style-name="T55"><text:s/></text:span><text:span text:style-name="T56">incidentMatrix</text:span><text:span text:style-name="T57">;<text:s/></text:span><text:span text:style-name="T58">//przypisanie _incidentMatrix wartości przekazanej w konstruktorze</text:span></text:p>
      <text:p text:style-name="P59"><text:tab/>}</text:p>
      <text:p text:style-name="P60"><text:span text:style-name="T61">void</text:span><text:span text:style-name="T62"><text:s/>GetAllNeighboursOfSpecificVertex() {<text:s/></text:span><text:span text:style-name="T63">//funkcja nie zwracająca niczego, sprawdzająca sąsiadów poszczególnych wierzchołków</text:span></text:p>
      <text:p text:style-name="P64"><text:span text:style-name="T65"><text:tab/></text:span><text:span text:style-name="T66"><text:tab/></text:span><text:span text:style-name="T67">int</text:span><text:span text:style-name="T68"><text:s/>counter = 0;<text:s/></text:span><text:span text:style-name="T69">//liczba wystąpień sąsiadów - domyślnie 0</text:span></text:p>
      <text:p text:style-name="P70"><text:span text:style-name="T71"><text:tab/></text:span><text:span text:style-name="T72"><text:tab/></text:span><text:span text:style-name="T73">for</text:span><text:span text:style-name="T74"><text:s/>(</text:span><text:span text:style-name="T75">int</text:span><text:span text:style-name="T76"><text:s/>i = 0; i &lt; _incidentMatrix.size(); i++) {<text:s/></text:span><text:span text:style-name="T77">//iterujemy po każdym elemencie wektora (po wektorach)</text:span></text:p>
      <text:p text:style-name="P78"><text:span text:style-name="T79"><text:tab/></text:span><text:span text:style-name="T80"><text:tab/></text:span><text:span text:style-name="T81"><text:tab/>counter = 0;<text:s/></text:span><text:span text:style-name="T82">// wyzerowanie licznika przy każdej iteracji</text:span></text:p>
      <text:p text:style-name="P83"><text:span text:style-name="T84"><text:tab/></text:span><text:span text:style-name="T85"><text:tab/></text:span><text:span text:style-name="T86"><text:tab/></text:span><text:span text:style-name="T87">cout<text:s/></text:span><text:span text:style-name="T88">&lt;&lt;</text:span><text:span text:style-name="T89"><text:s/></text:span><text:span text:style-name="T90">"Neighbours of V"</text:span><text:span text:style-name="T91"><text:s/></text:span><text:span text:style-name="T92">&lt;&lt;</text:span><text:span text:style-name="T93"><text:s/>i<text:s/></text:span><text:span text:style-name="T94">&lt;&lt;</text:span><text:span text:style-name="T95"><text:s/></text:span><text:span text:style-name="T96">": "</text:span><text:span text:style-name="T97">;</text:span></text:p>
      <text:p text:style-name="P98"><text:span text:style-name="T99"><text:tab/></text:span><text:span text:style-name="T100"><text:tab/></text:span><text:span text:style-name="T101"><text:tab/></text:span><text:span text:style-name="T102">for</text:span><text:span text:style-name="T103"><text:s/>(</text:span><text:span text:style-name="T104">int</text:span><text:span text:style-name="T105"><text:s/>j = 0; j &lt; _incidentMatrix</text:span><text:span text:style-name="T106">[</text:span><text:span text:style-name="T107">i</text:span><text:span text:style-name="T108">]</text:span><text:span text:style-name="T109">.size(); j++) {<text:s/></text:span><text:span text:style-name="T110">//iterujemy po każdym elemencie wektorów (po intach)</text:span></text:p>
      <text:p text:style-name="P111"><text:span text:style-name="T112"><text:tab/></text:span><text:span text:style-name="T113"><text:tab/></text:span><text:span text:style-name="T114"><text:tab/></text:span><text:span text:style-name="T115"><text:tab/></text:span><text:span text:style-name="T116">if</text:span><text:span text:style-name="T117"><text:s/>(_incidentMatrix</text:span><text:span text:style-name="T118">[</text:span><text:span text:style-name="T119">i</text:span><text:span text:style-name="T120">][</text:span><text:span text:style-name="T121">j</text:span><text:span text:style-name="T122">]</text:span><text:span text:style-name="T123"><text:s/>== 1) {<text:s/></text:span><text:span text:style-name="T124">//jeśli element = 1, to znaczy że ma sąsiada i musimy go znaleźć</text:span></text:p>
      <text:p text:style-name="P125"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for</text:span><text:span text:style-name="T132"><text:s/>(</text:span><text:span text:style-name="T133">int</text:span><text:span text:style-name="T134"><text:s/>k = 0; k &lt; _incidentMatrix.size(); k++) {<text:s/></text:span><text:span text:style-name="T135">// iterujemy jeszcze raz po głównym wektorze (po wektorach)</text:span></text:p>
      <text:p text:style-name="P136"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if</text:span><text:span text:style-name="T144"><text:s/>(k == i)<text:s/></text:span><text:span text:style-name="T145">continue</text:span><text:span text:style-name="T146">;<text:s/></text:span><text:span text:style-name="T147">//pomijamy sytuację, gdzie porównujemy te same wektory</text:span></text:p>
      <text:p text:style-name="P148"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for</text:span><text:span text:style-name="T156"><text:s/>(</text:span><text:span text:style-name="T157">int</text:span><text:span text:style-name="T158"><text:s/>l = 0; l &lt; _incidentMatrix</text:span><text:span text:style-name="T159">[</text:span><text:span text:style-name="T160">k</text:span><text:span text:style-name="T161">]</text:span><text:span text:style-name="T162">.size(); l++) {<text:s/></text:span><text:span text:style-name="T163">//iterujemy jeszcze raz po każdym elemencie wektorów (po intach)</text:span></text:p>
      <text:p text:style-name="P164"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if</text:span><text:span text:style-name="T173"><text:s/>(_incidentMatrix</text:span><text:span text:style-name="T174">[</text:span><text:span text:style-name="T175">k</text:span><text:span text:style-name="T176">][</text:span><text:span text:style-name="T177">l</text:span><text:span text:style-name="T178">]</text:span><text:span text:style-name="T179"><text:s/>== -1 &amp;&amp; j == l) {<text:s/></text:span><text:span text:style-name="T180">//jeśli wartość elementu = -1 i indeksy porównywanych wektorów się zgadzają, mamy sąsiada</text:span></text:p>
      <text:p text:style-name="P181"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cout<text:s/></text:span><text:span text:style-name="T190">&lt;&lt;</text:span><text:span text:style-name="T191"><text:s/></text:span><text:span text:style-name="T192">"V"</text:span><text:span text:style-name="T193"><text:s/></text:span><text:span text:style-name="T194">&lt;&lt;</text:span><text:span text:style-name="T195"><text:s/>k<text:s/></text:span><text:span text:style-name="T196">&lt;&lt;</text:span><text:span text:style-name="T197"><text:s/></text:span><text:span text:style-name="T198">";"</text:span><text:span text:style-name="T199">;</text:span></text:p>
      <text:p text:style-name="P200"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counter++;<text:s/></text:span><text:span text:style-name="T209">//inkrementacja liczby sąsiadów konkretnego wierzchołka</text:span></text:p>
      <text:p text:style-name="P210"><text:tab/><text:tab/><text:tab/><text:tab/><text:tab/><text:tab/><text:tab/>}</text:p>
      <text:p text:style-name="P211"><text:tab/><text:tab/><text:tab/><text:tab/><text:tab/><text:tab/>}</text:p>
      <text:p text:style-name="P212"><text:tab/><text:tab/><text:tab/><text:tab/><text:tab/>}</text:p>
      <text:p text:style-name="P213"><text:tab/><text:tab/><text:tab/><text:tab/>}</text:p>
      <text:p text:style-name="P214"><text:span text:style-name="T215"><text:tab/></text:span><text:span text:style-name="T216"><text:tab/></text:span><text:span text:style-name="T217"><text:tab/></text:span><text:span text:style-name="T218"><text:tab/></text:span><text:span text:style-name="T219">else</text:span><text:span text:style-name="T220"><text:s/></text:span><text:span text:style-name="T221">if</text:span><text:span text:style-name="T222"><text:s/>(counter == 0 &amp;&amp; j == _incidentMatrix</text:span><text:span text:style-name="T223">[</text:span><text:span text:style-name="T224">i</text:span><text:span text:style-name="T225">]</text:span><text:span text:style-name="T226">.size() - 1) {<text:s/></text:span><text:span text:style-name="T227">//jeśli licznik sąsiadów = 0 i rozpatrywany wektor został porównany ze wszystkimi innymi to znaczy że wierzchołek nie ma sąsiadów</text:span></text:p>
      <text:p text:style-name="P228"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cout<text:s/></text:span><text:span text:style-name="T235">&lt;&lt;</text:span><text:span text:style-name="T236"><text:s/></text:span><text:span text:style-name="T237">"V"</text:span><text:span text:style-name="T238"><text:s/></text:span><text:span text:style-name="T239">&lt;&lt;</text:span><text:span text:style-name="T240"><text:s/>i<text:s/></text:span><text:span text:style-name="T241">&lt;&lt;</text:span><text:span text:style-name="T242"><text:s/></text:span><text:span text:style-name="T243">" has no neighbour..."</text:span><text:span text:style-name="T244">;</text:span></text:p>
      <text:p text:style-name="P245"><text:span text:style-name="T246"><text:tab/></text:span><text:span text:style-name="T247"><text:tab/></text:span><text:span text:style-name="T248"><text:tab/></text:span><text:span text:style-name="T249"><text:tab/></text:span><text:span text:style-name="T250">}</text:span></text:p>
      <text:p text:style-name="P251"><text:tab/><text:tab/><text:tab/>}</text:p>
      <text:p text:style-name="P252"><text:span text:style-name="T253"><text:tab/></text:span><text:span text:style-name="T254"><text:tab/></text:span><text:span text:style-name="T255"><text:tab/>cout<text:s/></text:span><text:span text:style-name="T256">&lt;&lt;</text:span><text:span text:style-name="T257"><text:s/>endl;</text:span></text:p>
      <text:p text:style-name="P258"><text:tab/><text:tab/>}</text:p>
      <text:p text:style-name="P259"><text:tab/>}</text:p>
      <text:p text:style-name="P260"/>
      <text:soft-page-break/>
      <text:p text:style-name="P261"><text:span text:style-name="T262">void</text:span><text:span text:style-name="T263"><text:s/>GetAllVertexesWhereInNeighoudOfAllVertexes() {</text:span><text:span text:style-name="T264">//funkcja nie zwracająca niczego, sprawdzająca wierzchołki będące sąsiadami wszystkich innych wierzchołków</text:span></text:p>
      <text:p text:style-name="P265"><text:span text:style-name="T266"><text:tab/></text:span><text:span text:style-name="T267"><text:tab/></text:span><text:span text:style-name="T268">int</text:span><text:span text:style-name="T269"><text:s/>counter = 0;<text:s/></text:span><text:span text:style-name="T270">//liczba wierzchołków będących sąsiadami wszystkich innych wierzchołków</text:span></text:p>
      <text:p text:style-name="P271"><text:span text:style-name="T272"><text:tab/></text:span><text:span text:style-name="T273"><text:tab/></text:span><text:span text:style-name="T274">int</text:span><text:span text:style-name="T275"><text:s/>requiredNumberOfOnes = _incidentMatrix.size() - 1;<text:s/></text:span><text:span text:style-name="T276">//wymagana liczba jedynek w wektorze (wierzchołek ma wszystkich sąsiadów jeśli wektor składa się z samych ze i jedynek, gdzie liczba jedynek jest równa ilości wierzchołków minus 1)</text:span></text:p>
      <text:p text:style-name="P277"><text:span text:style-name="T278"><text:tab/></text:span><text:span text:style-name="T279"><text:tab/></text:span><text:span text:style-name="T280">int</text:span><text:span text:style-name="T281"><text:s/>counterOfOnesInRow = 0;<text:s/></text:span><text:span text:style-name="T282">//licznik jedynek w wektorze</text:span></text:p>
      <text:p text:style-name="P283"><text:span text:style-name="T284"><text:tab/></text:span><text:span text:style-name="T285"><text:tab/></text:span><text:span text:style-name="T286">bool</text:span><text:span text:style-name="T287"><text:s/>minusValueHappened =<text:s/></text:span><text:span text:style-name="T288">false</text:span><text:span text:style-name="T289">;<text:s/></text:span><text:span text:style-name="T290">//zmienna informująca czy pojawiła się wartość -1 (domyślnie false)</text:span></text:p>
      <text:p text:style-name="P291"><text:span text:style-name="T292"><text:tab/></text:span><text:span text:style-name="T293"><text:tab/></text:span><text:span text:style-name="T294">for</text:span><text:span text:style-name="T295"><text:s/>(</text:span><text:span text:style-name="T296">int</text:span><text:span text:style-name="T297"><text:s/>i = 0; i &lt; _incidentMatrix.size(); i++) {<text:s/></text:span><text:span text:style-name="T298">//iterujemy po każdym wektorze</text:span></text:p>
      <text:p text:style-name="P299"><text:span text:style-name="T300"><text:tab/></text:span><text:span text:style-name="T301"><text:tab/></text:span><text:span text:style-name="T302"><text:tab/>minusValueHappened =<text:s/></text:span><text:span text:style-name="T303">false</text:span><text:span text:style-name="T304">;<text:s/></text:span><text:span text:style-name="T305">//przy każdej iteracji resetujemy minusValueHappened na false</text:span></text:p>
      <text:p text:style-name="P306"><text:span text:style-name="T307"><text:tab/></text:span><text:span text:style-name="T308"><text:tab/></text:span><text:span text:style-name="T309"><text:tab/>counterOfOnesInRow = 0;<text:s/></text:span><text:span text:style-name="T310">//przy każdej iteracji resetujemy licznik jedynek</text:span></text:p>
      <text:p text:style-name="P311"><text:span text:style-name="T312"><text:tab/></text:span><text:span text:style-name="T313"><text:tab/></text:span><text:span text:style-name="T314"><text:tab/></text:span><text:span text:style-name="T315">for</text:span><text:span text:style-name="T316"><text:s/>(</text:span><text:span text:style-name="T317">int</text:span><text:span text:style-name="T318"><text:s/>j = 0; j &lt; _incidentMatrix</text:span><text:span text:style-name="T319">[</text:span><text:span text:style-name="T320">i</text:span><text:span text:style-name="T321">]</text:span><text:span text:style-name="T322">.size(); j++) {<text:s/></text:span><text:span text:style-name="T323">//iterujemy każdy element w wektorze</text:span></text:p>
      <text:p text:style-name="P324"><text:span text:style-name="T325"><text:tab/></text:span><text:span text:style-name="T326"><text:tab/></text:span><text:span text:style-name="T327"><text:tab/></text:span><text:span text:style-name="T328"><text:tab/></text:span><text:span text:style-name="T329">if</text:span><text:span text:style-name="T330"><text:s/>(_incidentMatrix</text:span><text:span text:style-name="T331">[</text:span><text:span text:style-name="T332">i</text:span><text:span text:style-name="T333">][</text:span><text:span text:style-name="T334">j</text:span><text:span text:style-name="T335">]</text:span><text:span text:style-name="T336"><text:s/>== -1) {<text:s/></text:span><text:span text:style-name="T337">// jeśli element = -1, to znaczy że wierzchołek nie jest sąsiadem wszystkich wierzchołków</text:span></text:p>
      <text:p text:style-name="P338"><text:span text:style-name="T339"><text:tab/></text:span><text:span text:style-name="T340"><text:tab/></text:span><text:span text:style-name="T341"><text:tab/></text:span><text:span text:style-name="T342"><text:tab/></text:span><text:span text:style-name="T343"><text:tab/>minusValueHappened =<text:s/></text:span><text:span text:style-name="T344">true</text:span><text:span text:style-name="T345">;<text:s/></text:span><text:span text:style-name="T346">//ustawiamy zmienną informującą o pojawieniu się ujemnej wartości</text:span></text:p>
      <text:p text:style-name="P347"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break</text:span><text:span text:style-name="T354">;</text:span><text:span text:style-name="T355">//przerywamy iterowanie i wychodzimy z obecnej pętli</text:span></text:p>
      <text:p text:style-name="P356"><text:tab/><text:tab/><text:tab/><text:tab/>}</text:p>
      <text:p text:style-name="P357"><text:span text:style-name="T358"><text:tab/></text:span><text:span text:style-name="T359"><text:tab/></text:span><text:span text:style-name="T360"><text:tab/></text:span><text:span text:style-name="T361"><text:tab/></text:span><text:span text:style-name="T362">else</text:span><text:span text:style-name="T363"><text:s/></text:span><text:span text:style-name="T364">if</text:span><text:span text:style-name="T365"><text:s/>(_incidentMatrix</text:span><text:span text:style-name="T366">[</text:span><text:span text:style-name="T367">i</text:span><text:span text:style-name="T368">][</text:span><text:span text:style-name="T369">j</text:span><text:span text:style-name="T370">]</text:span><text:span text:style-name="T371"><text:s/>== 1) {<text:s/></text:span><text:span text:style-name="T372">//jeśli element = 1, to zwiększamy licznik jedynek</text:span></text:p>
      <text:p text:style-name="P373"><text:span text:style-name="T374"><text:tab/></text:span><text:span text:style-name="T375"><text:tab/></text:span><text:span text:style-name="T376"><text:tab/></text:span><text:span text:style-name="T377"><text:tab/></text:span><text:span text:style-name="T378"><text:tab/>counterOfOnesInRow++;</text:span><text:span text:style-name="T379">//zwiększamy licznik jedynek</text:span></text:p>
      <text:p text:style-name="P380"><text:tab/><text:tab/><text:tab/><text:tab/>}</text:p>
      <text:p text:style-name="P381"><text:tab/><text:tab/><text:tab/>}</text:p>
      <text:p text:style-name="P382"><text:span text:style-name="T383"><text:tab/></text:span><text:span text:style-name="T384"><text:tab/></text:span><text:span text:style-name="T385"><text:tab/></text:span><text:span text:style-name="T386">if</text:span><text:span text:style-name="T387"><text:s/>(counterOfOnesInRow == requiredNumberOfOnes &amp;&amp; !minusValueHappened) {<text:s/></text:span><text:span text:style-name="T388">//po przeiterowaniu wszystkich elementów, sprawdzamy czy licznik jedynek jest równy wymaganej ilości jedynek, oraz czy nie pojawiła się jakaś wartość ujemna</text:span></text:p>
      <text:p text:style-name="P389"><text:span text:style-name="T390"><text:tab/></text:span><text:span text:style-name="T391"><text:tab/></text:span><text:span text:style-name="T392"><text:tab/></text:span><text:span text:style-name="T393"><text:tab/>counter++;<text:s/></text:span><text:span text:style-name="T394">//jeśli wszystkie powyżej warunki są spełnione, to znaczy że znaleźliśmy szukany wierzchołek i zwiększamy liczbę ich wystąpień</text:span></text:p>
      <text:p text:style-name="P395"><text:span text:style-name="T396"><text:tab/></text:span><text:span text:style-name="T397"><text:tab/></text:span><text:span text:style-name="T398"><text:tab/></text:span><text:span text:style-name="T399"><text:tab/></text:span><text:span text:style-name="T400">cout<text:s/></text:span><text:span text:style-name="T401">&lt;&lt;</text:span><text:span text:style-name="T402"><text:s/></text:span><text:span text:style-name="T403">"V"</text:span><text:span text:style-name="T404"><text:s/></text:span><text:span text:style-name="T405">&lt;&lt;</text:span><text:span text:style-name="T406"><text:s/>i<text:s/></text:span><text:span text:style-name="T407">&lt;&lt;</text:span><text:span text:style-name="T408"><text:s/></text:span><text:span text:style-name="T409">" is the neighbour of all vertexes"</text:span><text:span text:style-name="T410">;</text:span></text:p>
      <text:p text:style-name="P411"><text:span text:style-name="T412"><text:tab/></text:span><text:span text:style-name="T413"><text:tab/></text:span><text:span text:style-name="T414"><text:tab/></text:span><text:span text:style-name="T415">}</text:span></text:p>
      <text:p text:style-name="P416"><text:tab/><text:tab/>}</text:p>
      <text:p text:style-name="P417"/>
      <text:p text:style-name="P418"><text:span text:style-name="T419"><text:tab/></text:span><text:span text:style-name="T420"><text:tab/></text:span><text:span text:style-name="T421">if</text:span><text:span text:style-name="T422"><text:s/>(counter == 0) {<text:s/></text:span><text:span text:style-name="T423">// jeśli liczba wystąpień szukanych wierzchołków = 0, wypisujemy że nie znaleźliśy takiego wierzchołka</text:span></text:p>
      <text:p text:style-name="P424"><text:span text:style-name="T425"><text:tab/></text:span><text:span text:style-name="T426"><text:tab/></text:span><text:span text:style-name="T427"><text:tab/></text:span><text:span text:style-name="T428">cout<text:s/></text:span><text:span text:style-name="T429">&lt;&lt;</text:span><text:span text:style-name="T430"><text:s/></text:span><text:span text:style-name="T431">"There is no vertex which is neighbour to all..."</text:span><text:span text:style-name="T432">;</text:span></text:p>
      <text:p text:style-name="P433"><text:span text:style-name="T434"><text:tab/></text:span><text:span text:style-name="T435"><text:tab/></text:span><text:span text:style-name="T436">}</text:span></text:p>
      <text:p text:style-name="P437"/>
      <text:p text:style-name="P438"><text:span text:style-name="T439"><text:tab/></text:span><text:span text:style-name="T440"><text:tab/>cout<text:s/></text:span><text:span text:style-name="T441">&lt;&lt;</text:span><text:span text:style-name="T442"><text:s/>endl;</text:span></text:p>
      <text:p text:style-name="P443"><text:tab/>}</text:p>
      <text:p text:style-name="P444"/>
      <text:p text:style-name="P445"/>
      <text:p text:style-name="P446"/>
      <text:p text:style-name="P447"/>
      <text:p text:style-name="P448"/>
      <text:p text:style-name="P449"/>
      <text:soft-page-break/>
      <text:p text:style-name="P450"><text:span text:style-name="T451">void</text:span><text:span text:style-name="T452"><text:s/>GetDegreesOutFromAllVertexes() {</text:span><text:span text:style-name="T453">//funkcja nie zwracająca niczego, sprawdzająca stopnie wychodzące z wierzchołka</text:span></text:p>
      <text:p text:style-name="P454"><text:span text:style-name="T455"><text:tab/></text:span><text:span text:style-name="T456"><text:tab/></text:span><text:span text:style-name="T457">int</text:span><text:span text:style-name="T458"><text:s/>counter = 0;<text:s/></text:span><text:span text:style-name="T459">//liczba stopni wychodząca z wierzchołka (domyślnie równa 0)</text:span></text:p>
      <text:p text:style-name="P460"><text:span text:style-name="T461"><text:tab/></text:span><text:span text:style-name="T462"><text:tab/></text:span><text:span text:style-name="T463">for</text:span><text:span text:style-name="T464"><text:s/>(</text:span><text:span text:style-name="T465">int</text:span><text:span text:style-name="T466"><text:s/>i = 0; i &lt; _incidentMatrix.size(); i++) {<text:s/></text:span><text:span text:style-name="T467">//iterujemy po każdym wektorze</text:span></text:p>
      <text:p text:style-name="P468"><text:span text:style-name="T469"><text:tab/></text:span><text:span text:style-name="T470"><text:tab/></text:span><text:span text:style-name="T471"><text:tab/>counter = 0;<text:s/></text:span><text:span text:style-name="T472">// resetujemy liczbę stopni przy każdej iteracji</text:span></text:p>
      <text:p text:style-name="P473"><text:span text:style-name="T474"><text:tab/></text:span><text:span text:style-name="T475"><text:tab/></text:span><text:span text:style-name="T476"><text:tab/></text:span><text:span text:style-name="T477">cout<text:s/></text:span><text:span text:style-name="T478">&lt;&lt;</text:span><text:span text:style-name="T479"><text:s/></text:span><text:span text:style-name="T480">"Degrees out from V"</text:span><text:span text:style-name="T481"><text:s/></text:span><text:span text:style-name="T482">&lt;&lt;</text:span><text:span text:style-name="T483"><text:s/>i<text:s/></text:span><text:span text:style-name="T484">&lt;&lt;</text:span><text:span text:style-name="T485"><text:s/></text:span><text:span text:style-name="T486">": "</text:span><text:span text:style-name="T487">;</text:span></text:p>
      <text:p text:style-name="P488"><text:span text:style-name="T489"><text:tab/></text:span><text:span text:style-name="T490"><text:tab/></text:span><text:span text:style-name="T491"><text:tab/></text:span><text:span text:style-name="T492">for</text:span><text:span text:style-name="T493"><text:s/>(</text:span><text:span text:style-name="T494">int</text:span><text:span text:style-name="T495"><text:s/>j = 0; j &lt; _incidentMatrix</text:span><text:span text:style-name="T496">[</text:span><text:span text:style-name="T497">i</text:span><text:span text:style-name="T498">]</text:span><text:span text:style-name="T499">.size(); j++) {<text:s/></text:span><text:span text:style-name="T500">//iterujemy po każdym elemencie wektora</text:span></text:p>
      <text:p text:style-name="P501"><text:span text:style-name="T502"><text:tab/></text:span><text:span text:style-name="T503"><text:tab/></text:span><text:span text:style-name="T504"><text:tab/></text:span><text:span text:style-name="T505"><text:tab/></text:span><text:span text:style-name="T506">if</text:span><text:span text:style-name="T507"><text:s/>(_incidentMatrix</text:span><text:span text:style-name="T508">[</text:span><text:span text:style-name="T509">i</text:span><text:span text:style-name="T510">][</text:span><text:span text:style-name="T511">j</text:span><text:span text:style-name="T512">]</text:span><text:span text:style-name="T513"><text:s/>== -1) {<text:s/></text:span><text:span text:style-name="T514">//jeśli element jest równy -1, zwiększamy liczbę stopni o 1</text:span></text:p>
      <text:p text:style-name="P515"><text:span text:style-name="T516"><text:tab/></text:span><text:span text:style-name="T517"><text:tab/></text:span><text:span text:style-name="T518"><text:tab/></text:span><text:span text:style-name="T519"><text:tab/></text:span><text:span text:style-name="T520"><text:tab/>counter++;<text:s/></text:span><text:span text:style-name="T521">//zwiększamy liczbę stopni o 1</text:span></text:p>
      <text:p text:style-name="P522"><text:tab/><text:tab/><text:tab/><text:tab/>}</text:p>
      <text:p text:style-name="P523"><text:tab/><text:tab/><text:tab/>}</text:p>
      <text:p text:style-name="P524"><text:span text:style-name="T525"><text:tab/></text:span><text:span text:style-name="T526"><text:tab/></text:span><text:span text:style-name="T527"><text:tab/>cout<text:s/></text:span><text:span text:style-name="T528">&lt;&lt;</text:span><text:span text:style-name="T529"><text:s/>counter<text:s/></text:span><text:span text:style-name="T530">&lt;&lt;</text:span><text:span text:style-name="T531"><text:s/>endl;<text:s/></text:span><text:span text:style-name="T532">//wyświetlamy wynik dla konkretnego wierzchołka</text:span></text:p>
      <text:p text:style-name="P533"><text:tab/><text:tab/>}</text:p>
      <text:p text:style-name="P534"><text:tab/>}</text:p>
      <text:p text:style-name="P535"/>
      <text:p text:style-name="P536"><text:span text:style-name="T537">void</text:span><text:span text:style-name="T538"><text:s/>GetDegreesInToAllVertexes() {</text:span><text:span text:style-name="T539">//funkcja nie zwracająca niczego, sprawdzająca stopnie wchodzące do wierzchołka</text:span></text:p>
      <text:p text:style-name="P540"><text:span text:style-name="T541"><text:tab/></text:span><text:span text:style-name="T542"><text:tab/></text:span><text:span text:style-name="T543">int</text:span><text:span text:style-name="T544"><text:s/>counter = 0;<text:s/></text:span><text:span text:style-name="T545">//liczba stopni wychodząca z wierzchołka (domyślnie równa 0)</text:span></text:p>
      <text:p text:style-name="P546"><text:span text:style-name="T547"><text:tab/></text:span><text:span text:style-name="T548"><text:tab/></text:span><text:span text:style-name="T549">for</text:span><text:span text:style-name="T550"><text:s/>(</text:span><text:span text:style-name="T551">int</text:span><text:span text:style-name="T552"><text:s/>i = 0; i &lt; _incidentMatrix.size(); i++) {<text:s/></text:span><text:span text:style-name="T553">//iterujemy po każdym wektorze</text:span></text:p>
      <text:p text:style-name="P554"><text:span text:style-name="T555"><text:tab/></text:span><text:span text:style-name="T556"><text:tab/></text:span><text:span text:style-name="T557"><text:tab/>counter = 0;<text:s/></text:span><text:span text:style-name="T558">// resetujemy liczbę stopni przy każdej iteracji</text:span></text:p>
      <text:p text:style-name="P559"><text:span text:style-name="T560"><text:tab/></text:span><text:span text:style-name="T561"><text:tab/></text:span><text:span text:style-name="T562"><text:tab/></text:span><text:span text:style-name="T563">cout<text:s/></text:span><text:span text:style-name="T564">&lt;&lt;</text:span><text:span text:style-name="T565"><text:s/></text:span><text:span text:style-name="T566">"Degrees in to V"</text:span><text:span text:style-name="T567"><text:s/></text:span><text:span text:style-name="T568">&lt;&lt;</text:span><text:span text:style-name="T569"><text:s/>i<text:s/></text:span><text:span text:style-name="T570">&lt;&lt;</text:span><text:span text:style-name="T571"><text:s/></text:span><text:span text:style-name="T572">": "</text:span><text:span text:style-name="T573">;</text:span></text:p>
      <text:p text:style-name="P574"><text:span text:style-name="T575"><text:tab/></text:span><text:span text:style-name="T576"><text:tab/></text:span><text:span text:style-name="T577"><text:tab/></text:span><text:span text:style-name="T578">for</text:span><text:span text:style-name="T579"><text:s/>(</text:span><text:span text:style-name="T580">int</text:span><text:span text:style-name="T581"><text:s/>j = 0; j &lt; _incidentMatrix</text:span><text:span text:style-name="T582">[</text:span><text:span text:style-name="T583">i</text:span><text:span text:style-name="T584">]</text:span><text:span text:style-name="T585">.size(); j++) {</text:span><text:span text:style-name="T586">//iterujemy po każdym elemencie wektora</text:span></text:p>
      <text:p text:style-name="P587"><text:span text:style-name="T588"><text:tab/></text:span><text:span text:style-name="T589"><text:tab/></text:span><text:span text:style-name="T590"><text:tab/></text:span><text:span text:style-name="T591"><text:tab/></text:span><text:span text:style-name="T592">if</text:span><text:span text:style-name="T593"><text:s/>(_incidentMatrix</text:span><text:span text:style-name="T594">[</text:span><text:span text:style-name="T595">i</text:span><text:span text:style-name="T596">][</text:span><text:span text:style-name="T597">j</text:span><text:span text:style-name="T598">]</text:span><text:span text:style-name="T599"><text:s/>== 1) {</text:span><text:span text:style-name="T600">//jeśli element jest równy 1, zwiększamy liczbę stopni o 1</text:span></text:p>
      <text:p text:style-name="P601"><text:span text:style-name="T602"><text:tab/></text:span><text:span text:style-name="T603"><text:tab/></text:span><text:span text:style-name="T604"><text:tab/></text:span><text:span text:style-name="T605"><text:tab/></text:span><text:span text:style-name="T606"><text:tab/>counter++;</text:span><text:span text:style-name="T607">//zwiększamy liczbę stopni o 1</text:span></text:p>
      <text:p text:style-name="P608"><text:tab/><text:tab/><text:tab/><text:tab/>}</text:p>
      <text:p text:style-name="P609"><text:tab/><text:tab/><text:tab/>}</text:p>
      <text:p text:style-name="P610"><text:span text:style-name="T611"><text:tab/></text:span><text:span text:style-name="T612"><text:tab/></text:span><text:span text:style-name="T613"><text:tab/>cout<text:s/></text:span><text:span text:style-name="T614">&lt;&lt;</text:span><text:span text:style-name="T615"><text:s/>counter<text:s/></text:span><text:span text:style-name="T616">&lt;&lt;</text:span><text:span text:style-name="T617"><text:s/>endl;</text:span><text:span text:style-name="T618">//wyświetlamy wynik dla konkretnego wierzchołka</text:span></text:p>
      <text:p text:style-name="P619"><text:tab/><text:tab/>}</text:p>
      <text:p text:style-name="P620"><text:tab/>}</text:p>
      <text:p text:style-name="P621"><text:span text:style-name="T622">void</text:span><text:span text:style-name="T623"><text:s/>GetAllIsolatedVertexes() {</text:span><text:span text:style-name="T624">//funkcja nie zwracająca niczego, sprawdzająca izolowane wierzchołki</text:span></text:p>
      <text:p text:style-name="P625"><text:span text:style-name="T626"><text:tab/></text:span><text:span text:style-name="T627"><text:tab/></text:span><text:span text:style-name="T628">int</text:span><text:span text:style-name="T629"><text:s/>counter = 0;<text:s/></text:span><text:span text:style-name="T630">//liczba izolowanych wierzchołków (domyślnie równa 0)</text:span></text:p>
      <text:p text:style-name="P631"><text:span text:style-name="T632"><text:tab/></text:span><text:span text:style-name="T633"><text:tab/></text:span><text:span text:style-name="T634">for</text:span><text:span text:style-name="T635"><text:s/>(</text:span><text:span text:style-name="T636">int</text:span><text:span text:style-name="T637"><text:s/>i = 0; i &lt; _incidentMatrix.size(); i++) {</text:span><text:span text:style-name="T638">//iterujemy po każdym wektorze</text:span></text:p>
      <text:p text:style-name="P639"><text:span text:style-name="T640"><text:tab/></text:span><text:span text:style-name="T641"><text:tab/></text:span><text:span text:style-name="T642"><text:tab/></text:span><text:span text:style-name="T643">bool</text:span><text:span text:style-name="T644"><text:s/>allElementsAreZeros = std::all_of(_incidentMatrix</text:span><text:span text:style-name="T645">[</text:span><text:span text:style-name="T646">i</text:span><text:span text:style-name="T647">]</text:span><text:span text:style-name="T648">.begin(), _incidentMatrix</text:span><text:span text:style-name="T649">[</text:span><text:span text:style-name="T650">i</text:span><text:span text:style-name="T651">]</text:span><text:span text:style-name="T652">.end(), [](</text:span><text:span text:style-name="T653">int</text:span><text:span text:style-name="T654"><text:s/></text:span><text:span text:style-name="T655">i</text:span><text:span text:style-name="T656">) {<text:s/></text:span><text:span text:style-name="T657">return</text:span><text:span text:style-name="T658"><text:s/></text:span><text:span text:style-name="T659">i</text:span><text:span text:style-name="T660"><text:s/>== 0; });</text:span><text:span text:style-name="T661">//izolowany wierzchołek to taki, który posiada same zera w wektorze. Sprawdzamy więc czy wektor skłąda się z samych zer</text:span></text:p>
      <text:p text:style-name="P662"><text:span text:style-name="T663"><text:tab/></text:span><text:span text:style-name="T664"><text:tab/></text:span><text:span text:style-name="T665"><text:tab/></text:span><text:span text:style-name="T666">if</text:span><text:span text:style-name="T667"><text:s/>(allElementsAreZeros) {<text:s/></text:span><text:span text:style-name="T668">//jeśli wektor skłąda się z samych zer to:</text:span></text:p>
      <text:p text:style-name="P669"><text:span text:style-name="T670"><text:tab/></text:span><text:span text:style-name="T671"><text:tab/></text:span><text:span text:style-name="T672"><text:tab/></text:span><text:span text:style-name="T673"><text:tab/>cout<text:s/></text:span><text:span text:style-name="T674">&lt;&lt;</text:span><text:span text:style-name="T675"><text:s/></text:span><text:span text:style-name="T676">"V"</text:span><text:span text:style-name="T677"><text:s/></text:span><text:span text:style-name="T678">&lt;&lt;</text:span><text:span text:style-name="T679"><text:s/>i<text:s/></text:span><text:span text:style-name="T680">&lt;&lt;</text:span><text:span text:style-name="T681"><text:s/></text:span><text:span text:style-name="T682">" is isolated"</text:span><text:span text:style-name="T683"><text:s/></text:span><text:span text:style-name="T684">&lt;&lt;</text:span><text:span text:style-name="T685"><text:s/>endl;<text:s/></text:span><text:span text:style-name="T686">//wyświetlamy izolowany wektor</text:span></text:p>
      <text:p text:style-name="P687"><text:span text:style-name="T688"><text:tab/></text:span><text:span text:style-name="T689"><text:tab/></text:span><text:span text:style-name="T690"><text:tab/></text:span><text:span text:style-name="T691"><text:tab/>counter++;<text:s/></text:span><text:span text:style-name="T692">//zwiększamy liczbę izolowanych wierzchołków o 1</text:span></text:p>
      <text:p text:style-name="P693"><text:tab/><text:tab/><text:tab/>}</text:p>
      <text:p text:style-name="P694"><text:tab/><text:tab/>}</text:p>
      <text:p text:style-name="P695"><text:span text:style-name="T696"><text:tab/></text:span><text:span text:style-name="T697"><text:tab/></text:span><text:span text:style-name="T698">if</text:span><text:span text:style-name="T699"><text:s/>(counter == 0) {<text:s/></text:span><text:span text:style-name="T700">//jeśli liczba izolowanych wierzchołków = 0, to wyświetlamy odpowiedni komunikat</text:span></text:p>
      <text:p text:style-name="P701"><text:span text:style-name="T702"><text:tab/></text:span><text:span text:style-name="T703"><text:tab/></text:span><text:span text:style-name="T704"><text:tab/></text:span><text:span text:style-name="T705">cout<text:s/></text:span><text:span text:style-name="T706">&lt;&lt;</text:span><text:span text:style-name="T707"><text:s/></text:span><text:span text:style-name="T708">"There is not any isolated vertex..."</text:span><text:span text:style-name="T709"><text:s/></text:span><text:span text:style-name="T710">&lt;&lt;</text:span><text:span text:style-name="T711"><text:s/>endl;</text:span></text:p>
      <text:p text:style-name="P712"/>
      <text:p text:style-name="P713"><text:span text:style-name="T714">void</text:span><text:span text:style-name="T715"><text:s/>GetAllLoops() {</text:span><text:span text:style-name="T716">//funkcja nie zwracająca niczego, sprawdzająca pętle</text:span></text:p>
      <text:p text:style-name="P717"><text:span text:style-name="T718"><text:tab/></text:span><text:span text:style-name="T719"><text:tab/></text:span><text:span text:style-name="T720">int</text:span><text:span text:style-name="T721"><text:s/>counter = 0;<text:s/></text:span><text:span text:style-name="T722">//liczba pętli (domyślnie równa 0)</text:span></text:p>
      <text:p text:style-name="P723"><text:span text:style-name="T724"><text:tab/></text:span><text:span text:style-name="T725"><text:tab/></text:span><text:span text:style-name="T726">int</text:span><text:span text:style-name="T727"><text:s/>counterOfOnesInColumn = 0;<text:s/></text:span><text:span text:style-name="T728">// pętla jest wtedy, gdy kolumna (czyli spośród wszystkich elementów wektorów przy tym samym indeksie) zawiera jedną jedynkę i same zera. Dlatego deklarujemy zmienną przechowującą liczbę jedynek w kolumnie</text:span></text:p>
      <text:p text:style-name="P729"><text:span text:style-name="T730"><text:tab/></text:span><text:span text:style-name="T731"><text:tab/></text:span><text:span text:style-name="T732">bool</text:span><text:span text:style-name="T733"><text:s/>isLooped =<text:s/></text:span><text:span text:style-name="T734">true</text:span><text:span text:style-name="T735">;<text:s/></text:span><text:span text:style-name="T736">// zmienna informująca czy jest pętla (domyślnie ustawiona na true, będziemy ją zmieniać jeśli w kolumnie wystąpią ujemne wartości, lub liczba jedynek jest większa niż 1)</text:span></text:p>
      <text:p text:style-name="P737"><text:span text:style-name="T738"><text:tab/></text:span><text:span text:style-name="T739"><text:tab/></text:span><text:span text:style-name="T740">int</text:span><text:span text:style-name="T741"><text:s/>numberOfColumns = _incidentMatrix</text:span><text:span text:style-name="T742">[</text:span><text:span text:style-name="T743">0</text:span><text:span text:style-name="T744">]</text:span><text:span text:style-name="T745">.size();<text:s/></text:span><text:span text:style-name="T746">// zmienna informująca o liczbie kolumn (bierzemy pierwszy lepszy wektor i sprawdzamy ile ma elementów)</text:span></text:p>
      <text:p text:style-name="P747"/>
      <text:p text:style-name="P748"><text:span text:style-name="T749"><text:tab/></text:span><text:span text:style-name="T750"><text:tab/></text:span><text:span text:style-name="T751">for</text:span><text:span text:style-name="T752"><text:s/>(</text:span><text:span text:style-name="T753">int</text:span><text:span text:style-name="T754"><text:s/>i = 0; i &lt; numberOfColumns; i++) {<text:s/></text:span><text:span text:style-name="T755">//ponieważ nie chcemy iterować najpierw po wierszach,tylko po kolumnach, dlatego iterujemy od 0 do ilości kolumn w macierzy</text:span></text:p>
      <text:p text:style-name="P756"><text:span text:style-name="T757"><text:tab/></text:span><text:span text:style-name="T758"><text:tab/></text:span><text:span text:style-name="T759"><text:tab/>isLooped =<text:s/></text:span><text:span text:style-name="T760">true</text:span><text:span text:style-name="T761">;</text:span><text:span text:style-name="T762">// przy każdej iteracji resetujemy zmienną isLooped na true</text:span></text:p>
      <text:p text:style-name="P763"><text:span text:style-name="T764"><text:tab/></text:span><text:span text:style-name="T765"><text:tab/></text:span><text:span text:style-name="T766"><text:tab/>counterOfOnesInColumn = 0;</text:span><text:span text:style-name="T767">//resetujemy liczbę wystąpień jedynek w kolumnie</text:span></text:p>
      <text:p text:style-name="P768"/>
      <text:p text:style-name="P769"><text:span text:style-name="T770"><text:tab/></text:span><text:span text:style-name="T771"><text:tab/></text:span><text:span text:style-name="T772"><text:tab/></text:span><text:span text:style-name="T773">for</text:span><text:span text:style-name="T774"><text:s/>(</text:span><text:span text:style-name="T775">int</text:span><text:span text:style-name="T776"><text:s/>j = 0; j &lt; _incidentMatrix.size(); j++) {<text:s/></text:span><text:span text:style-name="T777">//iterujemy po każdym wektorze</text:span></text:p>
      <text:p text:style-name="P778"><text:span text:style-name="T779"><text:tab/></text:span><text:span text:style-name="T780"><text:tab/></text:span><text:span text:style-name="T781"><text:tab/></text:span><text:span text:style-name="T782"><text:tab/></text:span><text:span text:style-name="T783">if</text:span><text:span text:style-name="T784"><text:s/>(_incidentMatrix</text:span><text:span text:style-name="T785">[</text:span><text:span text:style-name="T786">j</text:span><text:span text:style-name="T787">][</text:span><text:span text:style-name="T788">i</text:span><text:span text:style-name="T789">]</text:span><text:span text:style-name="T790"><text:s/>== 1) {<text:s/></text:span><text:span text:style-name="T791">//jeśli element jest równy 1, inkrementujemy zmienną counterOfOnesInColumn</text:span></text:p>
      <text:p text:style-name="P792"><text:span text:style-name="T793"><text:tab/></text:span><text:span text:style-name="T794"><text:tab/></text:span><text:span text:style-name="T795"><text:tab/></text:span><text:span text:style-name="T796"><text:tab/></text:span><text:span text:style-name="T797"><text:tab/></text:span><text:span text:style-name="T798">//w poprzednich przykłądach było _incidentMatrix[i][j]. Tutaj mamy _incidentMatrix[j][i], ponieważ chcemy porównywać elementy różnych wektorów o tym samym indeksie.<text:s/></text:span></text:p>
      <text:p text:style-name="P799"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// Czyli zamiast _incidentMatrix[0][0], _incidentMatrix[0][1],_incidentMatrix[0][2], itd. robimy _incidentMatrix[0][0], _incidentMatrix[1][0],_incidentMatrix[2][0] itd.</text:span></text:p>
      <text:p text:style-name="P806"><text:span text:style-name="T807"><text:tab/></text:span><text:span text:style-name="T808"><text:tab/></text:span><text:span text:style-name="T809"><text:tab/></text:span><text:span text:style-name="T810"><text:tab/></text:span><text:span text:style-name="T811"><text:tab/></text:span><text:span text:style-name="T812">counterOfOnesInColumn++;</text:span></text:p>
      <text:p text:style-name="P813"><text:tab/><text:tab/><text:tab/><text:tab/>}</text:p>
      <text:p text:style-name="P814"><text:span text:style-name="T815"><text:tab/></text:span><text:span text:style-name="T816"><text:tab/></text:span><text:span text:style-name="T817"><text:tab/></text:span><text:span text:style-name="T818"><text:tab/></text:span><text:span text:style-name="T819">else</text:span><text:span text:style-name="T820"><text:s/></text:span><text:span text:style-name="T821">if</text:span><text:span text:style-name="T822"><text:s/>(_incidentMatrix</text:span><text:span text:style-name="T823">[</text:span><text:span text:style-name="T824">j</text:span><text:span text:style-name="T825">][</text:span><text:span text:style-name="T826">i</text:span><text:span text:style-name="T827">]</text:span><text:span text:style-name="T828"><text:s/>== -1 || counterOfOnesInColumn &gt; 1) {<text:s/></text:span><text:span text:style-name="T829">//jeśli wystąpi ujemna liczba lub liczba jedynek w kolumnie jest większa niż 1, to znaczy że to nie jest pętla</text:span></text:p>
      <text:p text:style-name="P830"><text:span text:style-name="T831"><text:tab/></text:span><text:span text:style-name="T832"><text:tab/></text:span><text:span text:style-name="T833"><text:tab/></text:span><text:span text:style-name="T834"><text:tab/></text:span><text:span text:style-name="T835"><text:tab/>isLooped =<text:s/></text:span><text:span text:style-name="T836">false</text:span><text:span text:style-name="T837">;<text:s/></text:span><text:span text:style-name="T838">//oznaczamy że to nie jest pętla</text:span></text:p>
      <text:p text:style-name="P839"><text:span text:style-name="T840"><text:tab/></text:span><text:span text:style-name="T841"><text:tab/></text:span><text:span text:style-name="T842"><text:tab/></text:span><text:span text:style-name="T843"><text:tab/></text:span><text:span text:style-name="T844"><text:tab/></text:span><text:span text:style-name="T845">break</text:span><text:span text:style-name="T846">;<text:s/></text:span><text:span text:style-name="T847">//przerywamy bieżącą pętlę bo nie ma sensu dalej sprawdzać</text:span></text:p>
      <text:p text:style-name="P848"><text:tab/><text:tab/><text:tab/><text:tab/>}</text:p>
      <text:p text:style-name="P849"><text:tab/><text:tab/><text:tab/>}</text:p>
      <text:p text:style-name="P850"><text:span text:style-name="T851"><text:tab/></text:span><text:span text:style-name="T852"><text:tab/></text:span><text:span text:style-name="T853"><text:tab/></text:span><text:span text:style-name="T854">if</text:span><text:span text:style-name="T855"><text:s/>(isLooped) {<text:s/></text:span><text:span text:style-name="T856">//jeśli zmienna isLooped wciąż daje true to wyświetl komunikat i zwiększ liczbę pętli</text:span></text:p>
      <text:p text:style-name="P857"><text:span text:style-name="T858"><text:tab/></text:span><text:span text:style-name="T859"><text:tab/></text:span><text:span text:style-name="T860"><text:tab/></text:span><text:span text:style-name="T861"><text:tab/></text:span><text:span text:style-name="T862">cout<text:s/></text:span><text:span text:style-name="T863">&lt;&lt;</text:span><text:span text:style-name="T864"><text:s/></text:span><text:span text:style-name="T865">"V"</text:span><text:span text:style-name="T866"><text:s/></text:span><text:span text:style-name="T867">&lt;&lt;</text:span><text:span text:style-name="T868"><text:s/>i<text:s/></text:span><text:span text:style-name="T869">&lt;&lt;</text:span><text:span text:style-name="T870"><text:s/></text:span><text:span text:style-name="T871">" is looped"</text:span><text:span text:style-name="T872"><text:s/></text:span><text:span text:style-name="T873">&lt;&lt;</text:span><text:span text:style-name="T874"><text:s/>endl;</text:span><text:span text:style-name="T875">//wyświetlamy komunikat</text:span></text:p>
      <text:p text:style-name="P876"><text:span text:style-name="T877"><text:tab/></text:span><text:span text:style-name="T878"><text:tab/></text:span><text:span text:style-name="T879"><text:tab/></text:span><text:span text:style-name="T880"><text:tab/></text:span><text:span text:style-name="T881">counter++;</text:span><text:span text:style-name="T882">// zwiększamy liczbę pętli</text:span></text:p>
      <text:p text:style-name="P883"><text:tab/><text:tab/><text:tab/>}</text:p>
      <text:p text:style-name="P884"><text:tab/><text:tab/>}</text:p>
      <text:p text:style-name="P885"/>
      <text:p text:style-name="P886"><text:span text:style-name="T887"><text:tab/></text:span><text:span text:style-name="T888"><text:tab/></text:span><text:span text:style-name="T889">if</text:span><text:span text:style-name="T890"><text:s/>(counter == 0) {<text:s/></text:span><text:span text:style-name="T891">//jeśli liczba pętli jest równa 0, wyświetl komunikat</text:span></text:p>
      <text:p text:style-name="P892"><text:span text:style-name="T893"><text:tab/></text:span><text:span text:style-name="T894"><text:tab/></text:span><text:span text:style-name="T895"><text:tab/></text:span><text:span text:style-name="T896">cout<text:s/></text:span><text:span text:style-name="T897">&lt;&lt;</text:span><text:span text:style-name="T898"><text:s/></text:span><text:span text:style-name="T899">"There is not any loop..."</text:span><text:span text:style-name="T900"><text:s/></text:span><text:span text:style-name="T901">&lt;&lt;</text:span><text:span text:style-name="T902"><text:s/>endl;</text:span></text:p>
      <text:p text:style-name="P903"><text:tab/><text:tab/>}</text:p>
      <text:p text:style-name="P904"><text:tab/>}</text:p>
      <text:p text:style-name="P905"/>
      <text:p text:style-name="P906"/>
      <text:p text:style-name="P907"/>
      <text:soft-page-break/>
      <text:p text:style-name="P908"><text:span text:style-name="T909">void</text:span><text:span text:style-name="T910"><text:s/>GetAllTwoWayEdges() {</text:span><text:span text:style-name="T911">//funkcja nie zwracająca niczego, sprawdzająca dwukierunkowe krawędzie</text:span></text:p>
      <text:p text:style-name="P912"><text:span text:style-name="T913"><text:tab/></text:span><text:span text:style-name="T914"><text:tab/></text:span><text:span text:style-name="T915">int</text:span><text:span text:style-name="T916"><text:s/>numberOfRowsToCompare = _incidentMatrix.size() - 1;<text:s/></text:span><text:span text:style-name="T917">//liczba wierszy (wektorów) do porównywania (jak porównujemy np. pierwszy, to ni musimy porównywać go sam ze sobą, dlatego jest minus jeden)</text:span></text:p>
      <text:p text:style-name="P918"><text:span text:style-name="T919"><text:tab/></text:span><text:span text:style-name="T920"><text:tab/></text:span><text:span text:style-name="T921">int</text:span><text:span text:style-name="T922"><text:s/>numberOfColumns = _incidentMatrix</text:span><text:span text:style-name="T923">[</text:span><text:span text:style-name="T924">0</text:span><text:span text:style-name="T925">]</text:span><text:span text:style-name="T926">.size();<text:s/></text:span><text:span text:style-name="T927">//liczba kolumn</text:span></text:p>
      <text:p text:style-name="P928"><text:span text:style-name="T929"><text:tab/></text:span><text:span text:style-name="T930"><text:tab/></text:span><text:span text:style-name="T931">//dwukierunkowe krawędzie charakteryzują się tym, że w jednym wierszu (wektorze) muszą wystąpić wartości -1 oraz 1, i w innym wierszu (wektorze) pod tymi samymi indeksami muszą być wartości przeciwne.<text:s/></text:span></text:p>
      <text:p text:style-name="P932"><text:span text:style-name="T933"><text:tab/></text:span><text:span text:style-name="T934"><text:tab/></text:span><text:span text:style-name="T935">bool</text:span><text:span text:style-name="T936"><text:s/>checkOfOnes =<text:s/></text:span><text:span text:style-name="T937">false</text:span><text:span text:style-name="T938">;<text:s/></text:span><text:span text:style-name="T939">// sprawdzenie czy wystąpiła przeciwna wartość do -1 (domyślnie false)</text:span></text:p>
      <text:p text:style-name="P940"><text:span text:style-name="T941"><text:tab/></text:span><text:span text:style-name="T942"><text:tab/></text:span><text:span text:style-name="T943">bool</text:span><text:span text:style-name="T944"><text:s/>checkOfMinusOnes =<text:s/></text:span><text:span text:style-name="T945">false</text:span><text:span text:style-name="T946">;</text:span><text:span text:style-name="T947">// sprawdzenie czy wystąpiła przeciwna wartość do 1 (domyślnie false)</text:span></text:p>
      <text:p text:style-name="P948"><text:span text:style-name="T949"><text:tab/></text:span><text:span text:style-name="T950"><text:tab/></text:span><text:span text:style-name="T951">vector</text:span><text:span text:style-name="T952">&lt;</text:span><text:span text:style-name="T953">int</text:span><text:span text:style-name="T954">&gt; vectorOfPositionsToCheck;<text:s/></text:span><text:span text:style-name="T955">//deklarujemy osobny wektor, do którego będziemy dodawać indeksy, pod którymi znajduje się element -1 lub 1 w danym wektorze</text:span></text:p>
      <text:p text:style-name="P956"><text:span text:style-name="T957"><text:tab/></text:span><text:span text:style-name="T958"><text:tab/></text:span><text:span text:style-name="T959">for</text:span><text:span text:style-name="T960"><text:s/>(</text:span><text:span text:style-name="T961">int</text:span><text:span text:style-name="T962"><text:s/>i = 0; i &lt; _incidentMatrix.size() - 1; i++) {</text:span><text:span text:style-name="T963">//iterujemy po wektorach (_incidentMatrix.size()-1, ponieważ ostatni wektor nie musimy już z niczym porównywać, bo został porównany ze wszystkimi wektorami w poprzednich iteracjach)</text:span></text:p>
      <text:p text:style-name="P964"><text:span text:style-name="T965"><text:tab/></text:span><text:span text:style-name="T966"><text:tab/></text:span><text:span text:style-name="T967"><text:tab/></text:span><text:span text:style-name="T968">if</text:span><text:span text:style-name="T969"><text:s/>(!(std::find(_incidentMatrix</text:span><text:span text:style-name="T970">[</text:span><text:span text:style-name="T971">i</text:span><text:span text:style-name="T972">]</text:span><text:span text:style-name="T973">.begin(), _incidentMatrix</text:span><text:span text:style-name="T974">[</text:span><text:span text:style-name="T975">i</text:span><text:span text:style-name="T976">]</text:span><text:span text:style-name="T977">.end(), 1)<text:s/></text:span><text:span text:style-name="T978">!=</text:span><text:span text:style-name="T979"><text:s/>_incidentMatrix</text:span><text:span text:style-name="T980">[</text:span><text:span text:style-name="T981">i</text:span><text:span text:style-name="T982">]</text:span><text:span text:style-name="T983">.end()</text:span></text:p>
      <text:p text:style-name="P984"><text:span text:style-name="T985"><text:tab/></text:span><text:span text:style-name="T986"><text:tab/></text:span><text:span text:style-name="T987"><text:tab/></text:span><text:span text:style-name="T988"><text:tab/>&amp;&amp; std::find(_incidentMatrix</text:span><text:span text:style-name="T989">[</text:span><text:span text:style-name="T990">i</text:span><text:span text:style-name="T991">]</text:span><text:span text:style-name="T992">.begin(), _incidentMatrix</text:span><text:span text:style-name="T993">[</text:span><text:span text:style-name="T994">i</text:span><text:span text:style-name="T995">]</text:span><text:span text:style-name="T996">.end(), -1)<text:s/></text:span><text:span text:style-name="T997">!=</text:span><text:span text:style-name="T998"><text:s/></text:span><text:span text:style-name="T999">_incidentMatrix</text:span><text:span text:style-name="T1000">[</text:span><text:span text:style-name="T1001">i</text:span><text:span text:style-name="T1002">]</text:span><text:span text:style-name="T1003">.end())) {</text:span><text:span text:style-name="T1004">//sprawdzamy czy w wektorze występuje 1 lub -1. Jeśli nie to kontynuuj do następnej iteracji</text:span></text:p>
      <text:p text:style-name="P1005"><text:span text:style-name="T1006"><text:tab/></text:span><text:span text:style-name="T1007"><text:tab/></text:span><text:span text:style-name="T1008"><text:tab/></text:span><text:span text:style-name="T1009"><text:tab/></text:span><text:span text:style-name="T1010">continue</text:span><text:span text:style-name="T1011">;</text:span></text:p>
      <text:p text:style-name="P1012"><text:tab/><text:tab/><text:tab/>}</text:p>
      <text:p text:style-name="P1013"/>
      <text:p text:style-name="P1014"/>
      <text:p text:style-name="P1015"><text:span text:style-name="T1016"><text:tab/></text:span><text:span text:style-name="T1017"><text:tab/></text:span><text:span text:style-name="T1018"><text:tab/></text:span><text:span text:style-name="T1019">for</text:span><text:span text:style-name="T1020"><text:s/>(</text:span><text:span text:style-name="T1021">int</text:span><text:span text:style-name="T1022"><text:s/>j = 0; j &lt; _incidentMatrix</text:span><text:span text:style-name="T1023">[</text:span><text:span text:style-name="T1024">i</text:span><text:span text:style-name="T1025">]</text:span><text:span text:style-name="T1026">.size(); j++) {<text:s/></text:span><text:span text:style-name="T1027">//iterujemy po elementach wektora (po intach)</text:span></text:p>
      <text:p text:style-name="P1028"><text:span text:style-name="T1029"><text:tab/></text:span><text:span text:style-name="T1030"><text:tab/></text:span><text:span text:style-name="T1031"><text:tab/></text:span><text:span text:style-name="T1032"><text:tab/></text:span><text:span text:style-name="T1033">if</text:span><text:span text:style-name="T1034"><text:s/>(_incidentMatrix</text:span><text:span text:style-name="T1035">[</text:span><text:span text:style-name="T1036">i</text:span><text:span text:style-name="T1037">][</text:span><text:span text:style-name="T1038">j</text:span><text:span text:style-name="T1039">]</text:span><text:span text:style-name="T1040"><text:s/>== 1 || _incidentMatrix</text:span><text:span text:style-name="T1041">[</text:span><text:span text:style-name="T1042">i</text:span><text:span text:style-name="T1043">][</text:span><text:span text:style-name="T1044">j</text:span><text:span text:style-name="T1045">]</text:span><text:span text:style-name="T1046"><text:s/>== -1) {<text:s/></text:span><text:span text:style-name="T1047">// jeśli element jest równy 1 lub -1, to dodaj jego indeks do wektora vectorOfPositionsToCheck</text:span></text:p>
      <text:p text:style-name="P1048"><text:tab/><text:tab/><text:tab/><text:tab/><text:tab/>vectorOfPositionsToCheck.push_back(j);</text:p>
      <text:p text:style-name="P1049"><text:tab/><text:tab/><text:tab/><text:tab/>}</text:p>
      <text:p text:style-name="P1050"><text:tab/><text:tab/><text:tab/>}</text:p>
      <text:p text:style-name="P1051"/>
      <text:p text:style-name="P1052"><text:span text:style-name="T1053"><text:tab/></text:span><text:span text:style-name="T1054"><text:tab/></text:span><text:span text:style-name="T1055"><text:tab/></text:span><text:span text:style-name="T1056">int</text:span><text:span text:style-name="T1057"><text:s/>twoDirectionalEdge1 = -1;</text:span><text:span text:style-name="T1058">//zmienna pomocnicza do zapisania numeru dwukierunkowej krawędzi jeśli wystąpi</text:span></text:p>
      <text:p text:style-name="P1059"><text:span text:style-name="T1060"><text:tab/></text:span><text:span text:style-name="T1061"><text:tab/></text:span><text:span text:style-name="T1062"><text:tab/></text:span><text:span text:style-name="T1063">int</text:span><text:span text:style-name="T1064"><text:s/>twoDirectionalEdge2 = -1;</text:span><text:span text:style-name="T1065">//zmienna pomocnicza do zapisania numeru dwukierunkowej krawędzi jeśli wystąpi</text:span></text:p>
      <text:p text:style-name="P1066"><text:span text:style-name="T1067"><text:tab/></text:span><text:span text:style-name="T1068"><text:tab/></text:span><text:span text:style-name="T1069"><text:tab/></text:span><text:span text:style-name="T1070">for</text:span><text:span text:style-name="T1071"><text:s/>(</text:span><text:span text:style-name="T1072">int</text:span><text:span text:style-name="T1073"><text:s/>k = i; k &lt; _incidentMatrix.size() - 1; k++) {</text:span><text:span text:style-name="T1074">//iterujemy po wektorach, aby porównywać wektor z kolejnymi wektorami</text:span></text:p>
      <text:p text:style-name="P1075"><text:span text:style-name="T1076"><text:tab/></text:span><text:span text:style-name="T1077"><text:tab/></text:span><text:span text:style-name="T1078"><text:tab/></text:span><text:span text:style-name="T1079"><text:tab/>twoDirectionalEdge1 = -1;<text:s/></text:span><text:span text:style-name="T1080">// resetujemy zmienną pomocniczą do -1 (-1 poniważ numer krawędzi nie może być ujemny))</text:span></text:p>
      <text:p text:style-name="P1081"><text:span text:style-name="T1082"><text:tab/></text:span><text:span text:style-name="T1083"><text:tab/></text:span><text:span text:style-name="T1084"><text:tab/></text:span><text:span text:style-name="T1085"><text:tab/>twoDirectionalEdge2 = -1;<text:s/></text:span><text:span text:style-name="T1086">// resetujemy zmienną pomocniczą do -1</text:span></text:p>
      <text:p text:style-name="P1087"><text:span text:style-name="T1088"><text:tab/></text:span><text:span text:style-name="T1089"><text:tab/></text:span><text:span text:style-name="T1090"><text:tab/></text:span><text:span text:style-name="T1091"><text:tab/>checkOfOnes =<text:s/></text:span><text:span text:style-name="T1092">false</text:span><text:span text:style-name="T1093">;<text:s/></text:span><text:span text:style-name="T1094">// resetujemy zmienną informującą o poprawnym sprawdzeniu czy znaleziono jedynkę pasującą do elementu przy konkretnym indeksie<text:s/></text:span></text:p>
      <text:p text:style-name="P1095"><text:span text:style-name="T1096"><text:tab/></text:span><text:span text:style-name="T1097"><text:tab/></text:span><text:span text:style-name="T1098"><text:tab/></text:span><text:span text:style-name="T1099"><text:tab/>checkOfMinusOnes =<text:s/></text:span><text:span text:style-name="T1100">false</text:span><text:span text:style-name="T1101">;</text:span><text:span text:style-name="T1102">// resetujemy zmienną informującą o poprawnym sprawdzeniu czy znaleziono minus jedynkę pasującą do elementu przy konkretnym indeksie<text:s/></text:span></text:p>
      <text:p text:style-name="P1103"><text:span text:style-name="T1104"><text:tab/></text:span><text:span text:style-name="T1105"><text:tab/></text:span><text:span text:style-name="T1106"><text:tab/></text:span><text:span text:style-name="T1107"><text:tab/></text:span><text:span text:style-name="T1108">for</text:span><text:span text:style-name="T1109"><text:s/>(</text:span><text:span text:style-name="T1110">int</text:span><text:span text:style-name="T1111"><text:s/>kk = 0; kk &lt; vectorOfPositionsToCheck.size(); kk++) {<text:s/></text:span><text:span text:style-name="T1112">//iterujemy po zapisanych indeksach, które powinny dać nam wartość 1 lub -1 żeby znaleźć dwukierunkowe krawędzie</text:span></text:p>
      <text:p text:style-name="P1113"><text:span text:style-name="T1114"><text:tab/></text:span><text:span text:style-name="T1115"><text:tab/></text:span><text:span text:style-name="T1116"><text:tab/></text:span><text:span text:style-name="T1117"><text:tab/></text:span><text:span text:style-name="T1118"><text:tab/></text:span><text:span text:style-name="T1119">if</text:span><text:span text:style-name="T1120"><text:s/>(_incidentMatrix</text:span><text:span text:style-name="T1121">[</text:span><text:span text:style-name="T1122">i</text:span><text:span text:style-name="T1123">][</text:span><text:span text:style-name="T1124">vectorOfPositionsToCheck</text:span><text:span text:style-name="T1125">[</text:span><text:span text:style-name="T1126">kk</text:span><text:span text:style-name="T1127">]]</text:span><text:span text:style-name="T1128"><text:s/>== -_incidentMatrix</text:span><text:span text:style-name="T1129">[</text:span><text:span text:style-name="T1130">k + 1</text:span><text:span text:style-name="T1131">][</text:span><text:span text:style-name="T1132">vectorOfPositionsToCheck</text:span><text:span text:style-name="T1133">[</text:span><text:span text:style-name="T1134">kk</text:span><text:span text:style-name="T1135">]]</text:span><text:span text:style-name="T1136">) {<text:s/></text:span><text:span text:style-name="T1137">// jeśli znajdziemy odwrotną<text:s/></text:span><text:soft-page-break/><text:span text:style-name="T1138">wartość w kolejnych wektorach k do naszego wektora i, przy tym samym indeksie, to mamy podstawę sądzić że to są nasze dwukierunkowe krawędzie</text:span></text:p>
      <text:p text:style-name="P1139"><text:span text:style-name="T1140"><text:tab/></text:span><text:span text:style-name="T1141"><text:tab/></text:span><text:span text:style-name="T1142"><text:tab/></text:span><text:span text:style-name="T1143"><text:tab/></text:span><text:span text:style-name="T1144"><text:tab/></text:span><text:span text:style-name="T1145"><text:tab/></text:span><text:span text:style-name="T1146">if</text:span><text:span text:style-name="T1147"><text:s/>(_incidentMatrix</text:span><text:span text:style-name="T1148">[</text:span><text:span text:style-name="T1149">k + 1</text:span><text:span text:style-name="T1150">][</text:span><text:span text:style-name="T1151">vectorOfPositionsToCheck</text:span><text:span text:style-name="T1152">[</text:span><text:span text:style-name="T1153">kk</text:span><text:span text:style-name="T1154">]]</text:span><text:span text:style-name="T1155"><text:s/>== 1) {<text:s/></text:span><text:span text:style-name="T1156">//jeśli w znalezionym liinijkę wcześniej wierszu, przy indeksie kk element wynosi 1, to mamy załatwiony check z jedynką</text:span></text:p>
      <text:p text:style-name="P1157"><text:span text:style-name="T1158"><text:tab/></text:span><text:span text:style-name="T1159"><text:tab/></text:span><text:span text:style-name="T1160"><text:tab/></text:span><text:span text:style-name="T1161"><text:tab/></text:span><text:span text:style-name="T1162"><text:tab/></text:span><text:span text:style-name="T1163"><text:tab/></text:span><text:span text:style-name="T1164"><text:tab/>checkOfOnes =<text:s/></text:span><text:span text:style-name="T1165">true</text:span><text:span text:style-name="T1166">;<text:s/></text:span><text:span text:style-name="T1167">//ustawiamy flagę na true</text:span></text:p>
      <text:p text:style-name="P1168"><text:span text:style-name="T1169"><text:tab/></text:span><text:span text:style-name="T1170"><text:tab/></text:span><text:span text:style-name="T1171"><text:tab/></text:span><text:span text:style-name="T1172"><text:tab/></text:span><text:span text:style-name="T1173"><text:tab/></text:span><text:span text:style-name="T1174"><text:tab/></text:span><text:span text:style-name="T1175"><text:tab/>twoDirectionalEdge1 = vectorOfPositionsToCheck</text:span><text:span text:style-name="T1176">[</text:span><text:span text:style-name="T1177">kk</text:span><text:span text:style-name="T1178">]</text:span><text:span text:style-name="T1179">;</text:span><text:span text:style-name="T1180">//ustawiamy numer pierwszej krawędzi dwukierunkowej</text:span></text:p>
      <text:p text:style-name="P1181"><text:tab/><text:tab/><text:tab/><text:tab/><text:tab/><text:tab/>}</text:p>
      <text:p text:style-name="P1182"><text:span text:style-name="T1183"><text:tab/></text:span><text:span text:style-name="T1184"><text:tab/></text:span><text:span text:style-name="T1185"><text:tab/></text:span><text:span text:style-name="T1186"><text:tab/></text:span><text:span text:style-name="T1187"><text:tab/></text:span><text:span text:style-name="T1188"><text:tab/></text:span><text:span text:style-name="T1189">else</text:span><text:span text:style-name="T1190"><text:s/></text:span><text:span text:style-name="T1191">if</text:span><text:span text:style-name="T1192"><text:s/>(_incidentMatrix</text:span><text:span text:style-name="T1193">[</text:span><text:span text:style-name="T1194">k + 1</text:span><text:span text:style-name="T1195">][</text:span><text:span text:style-name="T1196">vectorOfPositionsToCheck</text:span><text:span text:style-name="T1197">[</text:span><text:span text:style-name="T1198">kk</text:span><text:span text:style-name="T1199">]]</text:span><text:span text:style-name="T1200"><text:s/>== -1) {</text:span><text:span text:style-name="T1201">//jeśli w znalezionym liinijkę wcześniej wierszu, przy indeksie kk element wynosi -1, to mamy załatwiony check z minus jedynką</text:span></text:p>
      <text:p text:style-name="P1202"><text:span text:style-name="T1203"><text:tab/></text:span><text:span text:style-name="T1204"><text:tab/></text:span><text:span text:style-name="T1205"><text:tab/></text:span><text:span text:style-name="T1206"><text:tab/></text:span><text:span text:style-name="T1207"><text:tab/></text:span><text:span text:style-name="T1208"><text:tab/></text:span><text:span text:style-name="T1209"><text:tab/>checkOfMinusOnes =<text:s/></text:span><text:span text:style-name="T1210">true</text:span><text:span text:style-name="T1211">;<text:s/></text:span><text:span text:style-name="T1212">//ustawiamy flagę na true</text:span></text:p>
      <text:p text:style-name="P1213"><text:span text:style-name="T1214"><text:tab/></text:span><text:span text:style-name="T1215"><text:tab/></text:span><text:span text:style-name="T1216"><text:tab/></text:span><text:span text:style-name="T1217"><text:tab/></text:span><text:span text:style-name="T1218"><text:tab/></text:span><text:span text:style-name="T1219"><text:tab/></text:span><text:span text:style-name="T1220"><text:tab/>twoDirectionalEdge2 = vectorOfPositionsToCheck</text:span><text:span text:style-name="T1221">[</text:span><text:span text:style-name="T1222">kk</text:span><text:span text:style-name="T1223">]</text:span><text:span text:style-name="T1224">;</text:span><text:span text:style-name="T1225">//ustawiamy numer drugiej krawędzi dwukierunkowej</text:span></text:p>
      <text:p text:style-name="P1226"><text:tab/><text:tab/><text:tab/><text:tab/><text:tab/><text:tab/>}</text:p>
      <text:p text:style-name="P1227"/>
      <text:p text:style-name="P1228"><text:span text:style-name="T1229"><text:tab/></text:span><text:span text:style-name="T1230"><text:tab/></text:span><text:span text:style-name="T1231"><text:tab/></text:span><text:span text:style-name="T1232"><text:tab/></text:span><text:span text:style-name="T1233"><text:tab/></text:span><text:span text:style-name="T1234"><text:tab/></text:span><text:span text:style-name="T1235">if</text:span><text:span text:style-name="T1236"><text:s/>(checkOfOnes &amp;&amp; checkOfMinusOnes) {</text:span><text:span text:style-name="T1237">// jeśli oba checki są true, to mamy ustaloną naszą dwukierunkowść</text:span></text:p>
      <text:p text:style-name="P1238"><text:span text:style-name="T1239"><text:tab/></text:span><text:span text:style-name="T1240"><text:tab/></text:span><text:span text:style-name="T1241"><text:tab/></text:span><text:span text:style-name="T1242"><text:tab/></text:span><text:span text:style-name="T1243"><text:tab/></text:span><text:span text:style-name="T1244"><text:tab/></text:span><text:span text:style-name="T1245"><text:tab/></text:span><text:span text:style-name="T1246">cout<text:s/></text:span><text:span text:style-name="T1247">&lt;&lt;</text:span><text:span text:style-name="T1248"><text:s/></text:span><text:span text:style-name="T1249">"Between V"</text:span><text:span text:style-name="T1250"><text:s/></text:span><text:span text:style-name="T1251">&lt;&lt;</text:span><text:span text:style-name="T1252"><text:s/>i<text:s/></text:span><text:span text:style-name="T1253">&lt;&lt;</text:span><text:span text:style-name="T1254"><text:s/></text:span><text:span text:style-name="T1255">" and "</text:span><text:span text:style-name="T1256"><text:s/></text:span><text:span text:style-name="T1257">&lt;&lt;</text:span><text:span text:style-name="T1258"><text:s/></text:span><text:span text:style-name="T1259">"V"</text:span><text:span text:style-name="T1260"><text:s/></text:span><text:span text:style-name="T1261">&lt;&lt;</text:span><text:span text:style-name="T1262"><text:s/>k + 1<text:s/></text:span><text:span text:style-name="T1263">&lt;&lt;</text:span><text:span text:style-name="T1264"><text:s/></text:span><text:span text:style-name="T1265">" edges: "</text:span><text:span text:style-name="T1266"><text:s/></text:span><text:span text:style-name="T1267">&lt;&lt;</text:span></text:p>
      <text:p text:style-name="P1268"><text:span text:style-name="T1269"><text:tab/></text:span><text:span text:style-name="T1270"><text:tab/></text:span><text:span text:style-name="T1271"><text:tab/></text:span><text:span text:style-name="T1272"><text:tab/></text:span><text:span text:style-name="T1273"><text:tab/></text:span><text:span text:style-name="T1274"><text:tab/></text:span><text:span text:style-name="T1275"><text:tab/></text:span><text:span text:style-name="T1276"><text:tab/></text:span><text:span text:style-name="T1277">"E"</text:span><text:span text:style-name="T1278"><text:s/></text:span><text:span text:style-name="T1279">&lt;&lt;</text:span><text:span text:style-name="T1280"><text:s/>twoDirectionalEdge1<text:s/></text:span><text:span text:style-name="T1281">&lt;&lt;</text:span><text:span text:style-name="T1282"><text:s/></text:span><text:span text:style-name="T1283">" and "</text:span><text:span text:style-name="T1284"><text:s/></text:span><text:span text:style-name="T1285">&lt;&lt;</text:span></text:p>
      <text:p text:style-name="P1286"><text:span text:style-name="T1287"><text:tab/></text:span><text:span text:style-name="T1288"><text:tab/></text:span><text:span text:style-name="T1289"><text:tab/></text:span><text:span text:style-name="T1290"><text:tab/></text:span><text:span text:style-name="T1291"><text:tab/></text:span><text:span text:style-name="T1292"><text:tab/></text:span><text:span text:style-name="T1293"><text:tab/></text:span><text:span text:style-name="T1294"><text:tab/></text:span><text:span text:style-name="T1295">"E"</text:span><text:span text:style-name="T1296"><text:s/></text:span><text:span text:style-name="T1297">&lt;&lt;</text:span><text:span text:style-name="T1298"><text:s/>twoDirectionalEdge2<text:s/></text:span><text:span text:style-name="T1299">&lt;&lt;</text:span><text:span text:style-name="T1300"><text:s/></text:span><text:span text:style-name="T1301">" are two-directional"</text:span><text:span text:style-name="T1302"><text:s/></text:span><text:span text:style-name="T1303">&lt;&lt;</text:span><text:span text:style-name="T1304"><text:s/>endl;</text:span></text:p>
      <text:p text:style-name="P1305"><text:span text:style-name="T1306"><text:tab/></text:span><text:span text:style-name="T1307"><text:tab/></text:span><text:span text:style-name="T1308"><text:tab/></text:span><text:span text:style-name="T1309"><text:tab/></text:span><text:span text:style-name="T1310"><text:tab/></text:span><text:span text:style-name="T1311"><text:tab/></text:span><text:span text:style-name="T1312">}</text:span></text:p>
      <text:p text:style-name="P1313"><text:tab/><text:tab/><text:tab/><text:tab/><text:tab/>}</text:p>
      <text:p text:style-name="P1314"><text:tab/><text:tab/><text:tab/><text:tab/>}</text:p>
      <text:p text:style-name="P1315"><text:tab/><text:tab/><text:tab/>}</text:p>
      <text:p text:style-name="P1316"/>
      <text:p text:style-name="P1317"><text:tab/><text:tab/>}</text:p>
      <text:p text:style-name="P1318"><text:tab/>}</text:p>
      <text:p text:style-name="P1319">};</text:p>
      <text:p text:style-name="P1320"><text:tab/><text:tab/><text:tab/></text:p>
      <text:p text:style-name="P1321"><text:tab/><text:tab/><text:tab/><text:tab/></text:p>
      <text:p text:style-name="P1322"/>
      <text:p text:style-name="P1323"/>
      <text:p text:style-name="P1324"/>
      <text:p text:style-name="P1325"/>
      <text:p text:style-name="P1326"/>
      <text:p text:style-name="P1327"/>
      <text:p text:style-name="P1328"/>
      <text:p text:style-name="P1329"/>
      <text:p text:style-name="P1330"/>
      <text:p text:style-name="P1331"/>
      <text:p text:style-name="P1332"/>
      <text:soft-page-break/>
      <text:p text:style-name="P1333">Int main()</text:p>
      <text:p text:style-name="P1334"><text:span text:style-name="T1335">#include</text:span><text:span text:style-name="T1336"><text:s/></text:span><text:span text:style-name="T1337">&lt;iostream&gt;</text:span></text:p>
      <text:p text:style-name="P1338"><text:span text:style-name="T1339">#include</text:span><text:span text:style-name="T1340"><text:s/></text:span><text:span text:style-name="T1341">"GraphHelper.h"</text:span></text:p>
      <text:p text:style-name="P1342"/>
      <text:p text:style-name="P1343"><text:span text:style-name="T1344">int</text:span><text:span text:style-name="T1345"><text:s/>main()</text:span></text:p>
      <text:p text:style-name="P1346">{</text:p>
      <text:p text:style-name="P1347"><text:span text:style-name="T1348"><text:tab/></text:span><text:span text:style-name="T1349">vector</text:span><text:span text:style-name="T1350">&lt;</text:span><text:span text:style-name="T1351">vector</text:span><text:span text:style-name="T1352">&lt;</text:span><text:span text:style-name="T1353">int</text:span><text:span text:style-name="T1354">&gt;&gt; A = {</text:span></text:p>
      <text:p text:style-name="P1355"><text:span text:style-name="T1356"><text:tab/></text:span><text:span text:style-name="T1357"><text:tab/></text:span><text:span text:style-name="T1358">//{1, 1, 0, 0, 0, 0, -1, 0, -1, 0, 0, 0, 0}, //macierz zawierająca izolowany wierzchołek<text:s/></text:span></text:p>
      <text:p text:style-name="P1359"><text:span text:style-name="T1360"><text:tab/></text:span><text:span text:style-name="T1361"><text:tab/></text:span><text:span text:style-name="T1362">//{0, -1, 1, 1, -1, 0, 0, 0, 0, -1, 0, 0, 0},</text:span></text:p>
      <text:p text:style-name="P1363"><text:span text:style-name="T1364"><text:tab/></text:span><text:span text:style-name="T1365"><text:tab/></text:span><text:span text:style-name="T1366">//{0, 0, -1, 0, 0, 1, 0, 0, 0, 0, -1, 0, 0},</text:span></text:p>
      <text:p text:style-name="P1367"><text:span text:style-name="T1368"><text:tab/></text:span><text:span text:style-name="T1369"><text:tab/></text:span><text:span text:style-name="T1370">//{0, 0, 0, -1, 1, 0, 0, -1, 0, 0, 0, -1, 0},</text:span></text:p>
      <text:p text:style-name="P1371"><text:span text:style-name="T1372"><text:tab/></text:span><text:span text:style-name="T1373"><text:tab/></text:span><text:span text:style-name="T1374">//{0, 0, 0, 0, 0, -1, 1, 1, 0, 0, 0, 0, -1},</text:span></text:p>
      <text:p text:style-name="P1375"><text:span text:style-name="T1376"><text:tab/></text:span><text:span text:style-name="T1377"><text:tab/></text:span><text:span text:style-name="T1378">//{0, 0, 0, 0, 0, 0, 0, 0, 0, 0, 0, 0, 0},</text:span></text:p>
      <text:p text:style-name="P1379"><text:span text:style-name="T1380"><text:tab/></text:span><text:span text:style-name="T1381"><text:tab/></text:span><text:span text:style-name="T1382">//{0, 0, 0, 0, 0, 0, 0, 0, 1, 1, 1, 1, 1}</text:span></text:p>
      <text:p text:style-name="P1383"/>
      <text:p text:style-name="P1384"><text:span text:style-name="T1385"><text:tab/></text:span><text:span text:style-name="T1386"><text:tab/>{1, 1, 0, 0, 0, 0, -1, 0, -1, 0, 0, 0, 0},<text:s/></text:span><text:span text:style-name="T1387">//macierz zawierająca wierzchołek będący sąsiadem wszystkich</text:span></text:p>
      <text:p text:style-name="P1388"><text:tab/><text:tab/>{0, -1, <text:s/>1, <text:s/>1, -1, <text:s/>0, <text:s/>0, <text:s/>0, <text:s/>0, -1, <text:s/>0, <text:s/>0, <text:s/>0},</text:p>
      <text:p text:style-name="P1389"><text:tab/><text:tab/>{0, 0, -1, 0, 0, 1, 0, 0, 0, 0, -1, 0, 0},</text:p>
      <text:p text:style-name="P1390"><text:tab/><text:tab/>{0, 0, 0, -1, 1, 0, 0, -1, 0, 0, 0, -1, 0},</text:p>
      <text:p text:style-name="P1391"><text:tab/><text:tab/>{0, 0, 0, 0, 0, -1, 1, 1, 0, 0, 0, 0, -1},</text:p>
      <text:p text:style-name="P1392"><text:tab/><text:tab/>{0, 0, 0, 0, 0, 0, 0, 0, 1, 1, 1, 1, 1}</text:p>
      <text:p text:style-name="P1393"><text:span text:style-name="T1394"><text:tab/>};<text:s/></text:span><text:span text:style-name="T1395">//Deklaracja i inicjalizacja macierzy incydencji (wektora wektorów liczb typu int)</text:span></text:p>
      <text:p text:style-name="P1396"/>
      <text:p text:style-name="P1397"><text:span text:style-name="T1398"><text:tab/></text:span><text:span text:style-name="T1399">GraphHelper</text:span><text:span text:style-name="T1400"><text:s/>graph(A);</text:span><text:span text:style-name="T1401">// utworzenie obiektu typu GraphHelper i przekazaniu mu do konstruktora macierzy</text:span></text:p>
      <text:p text:style-name="P1402"><text:span text:style-name="T1403"><text:tab/></text:span><text:span text:style-name="T1404">cout<text:s/></text:span><text:span text:style-name="T1405">&lt;&lt;</text:span><text:span text:style-name="T1406"><text:s/></text:span><text:span text:style-name="T1407">"Checking neighbours of specific vertex..."</text:span><text:span text:style-name="T1408"><text:s/></text:span><text:span text:style-name="T1409">&lt;&lt;</text:span><text:span text:style-name="T1410"><text:s/>endl;</text:span></text:p>
      <text:p text:style-name="P1411"><text:span text:style-name="T1412"><text:tab/>graph.GetAllNeighboursOfSpecificVertex();<text:s/></text:span><text:span text:style-name="T1413">//wywołanie metody na obiekcie graph sprawdzającej sąsiadów poszczególnych wierzchołków</text:span></text:p>
      <text:p text:style-name="P1414"><text:span text:style-name="T1415"><text:tab/></text:span><text:span text:style-name="T1416">cout<text:s/></text:span><text:span text:style-name="T1417">&lt;&lt;</text:span><text:span text:style-name="T1418"><text:s/>endl;</text:span></text:p>
      <text:p text:style-name="P1419"><text:span text:style-name="T1420"><text:tab/>cout<text:s/></text:span><text:span text:style-name="T1421">&lt;&lt;</text:span><text:span text:style-name="T1422"><text:s/></text:span><text:span text:style-name="T1423">"Checking vertex with all neighbours..."</text:span><text:span text:style-name="T1424"><text:s/></text:span><text:span text:style-name="T1425">&lt;&lt;</text:span><text:span text:style-name="T1426"><text:s/>endl;</text:span></text:p>
      <text:p text:style-name="P1427"><text:span text:style-name="T1428"><text:tab/>graph.GetAllVertexesWhereInNeighoudOfAllVertexes();<text:s/></text:span><text:span text:style-name="T1429">//wywołanie metody na obiekcie graph sprawdzającej wierzchołki będące sąsiadami wszystkich wierzchołków</text:span></text:p>
      <text:p text:style-name="P1430"><text:span text:style-name="T1431"><text:tab/></text:span><text:span text:style-name="T1432">cout<text:s/></text:span><text:span text:style-name="T1433">&lt;&lt;</text:span><text:span text:style-name="T1434"><text:s/>endl;</text:span></text:p>
      <text:p text:style-name="P1435"><text:span text:style-name="T1436"><text:tab/>cout<text:s/></text:span><text:span text:style-name="T1437">&lt;&lt;</text:span><text:span text:style-name="T1438"><text:s/></text:span><text:span text:style-name="T1439">"Checking degrees out from all vertexes..."</text:span><text:span text:style-name="T1440"><text:s/></text:span><text:span text:style-name="T1441">&lt;&lt;</text:span><text:span text:style-name="T1442"><text:s/>endl;</text:span></text:p>
      <text:p text:style-name="P1443"><text:span text:style-name="T1444"><text:tab/>graph.GetDegreesOutFromAllVertexes();<text:s/></text:span><text:span text:style-name="T1445">//wywołanie metody na obiekcie graph sprawdzającej stopnie wychodzące z wierzchołków</text:span></text:p>
      <text:p text:style-name="P1446"><text:span text:style-name="T1447"><text:tab/></text:span><text:span text:style-name="T1448">cout<text:s/></text:span><text:span text:style-name="T1449">&lt;&lt;</text:span><text:span text:style-name="T1450"><text:s/>endl;</text:span></text:p>
      <text:p text:style-name="P1451"><text:span text:style-name="T1452"><text:tab/>cout<text:s/></text:span><text:span text:style-name="T1453">&lt;&lt;</text:span><text:span text:style-name="T1454"><text:s/></text:span><text:span text:style-name="T1455">"Checking degrees in to all vertexes..."</text:span><text:span text:style-name="T1456"><text:s/></text:span><text:span text:style-name="T1457">&lt;&lt;</text:span><text:span text:style-name="T1458"><text:s/>endl;</text:span></text:p>
      <text:p text:style-name="P1459"><text:span text:style-name="T1460"><text:tab/>graph.GetDegreesInToAllVertexes();<text:s/></text:span><text:span text:style-name="T1461">//wywołanie metody na obiekcie graph sprawdzającej stopnie przchodzące do wierzchołka</text:span></text:p>
      <text:p text:style-name="P1462"><text:span text:style-name="T1463"><text:tab/></text:span><text:span text:style-name="T1464">cout<text:s/></text:span><text:span text:style-name="T1465">&lt;&lt;</text:span><text:span text:style-name="T1466"><text:s/>endl;</text:span></text:p>
      <text:p text:style-name="P1467"><text:span text:style-name="T1468"><text:tab/>cout<text:s/></text:span><text:span text:style-name="T1469">&lt;&lt;</text:span><text:span text:style-name="T1470"><text:s/></text:span><text:span text:style-name="T1471">"Checking isolated vertexes..."</text:span><text:span text:style-name="T1472"><text:s/></text:span><text:span text:style-name="T1473">&lt;&lt;</text:span><text:span text:style-name="T1474"><text:s/>endl;</text:span></text:p>
      <text:p text:style-name="P1475"><text:span text:style-name="T1476"><text:tab/>graph.GetAllIsolatedVertexes();<text:s/></text:span><text:span text:style-name="T1477">//wywołanie metody na obiekcie graph sprawdzającej izolowane wierzchołki</text:span></text:p>
      <text:p text:style-name="P1478"><text:span text:style-name="T1479"><text:tab/></text:span><text:span text:style-name="T1480">cout<text:s/></text:span><text:span text:style-name="T1481">&lt;&lt;</text:span><text:span text:style-name="T1482"><text:s/>endl;</text:span></text:p>
      <text:p text:style-name="P1483"><text:span text:style-name="T1484"><text:tab/>cout<text:s/></text:span><text:span text:style-name="T1485">&lt;&lt;</text:span><text:span text:style-name="T1486"><text:s/></text:span><text:span text:style-name="T1487">"Checking loops..."</text:span><text:span text:style-name="T1488"><text:s/></text:span><text:span text:style-name="T1489">&lt;&lt;</text:span><text:span text:style-name="T1490"><text:s/>endl;</text:span></text:p>
      <text:p text:style-name="P1491"><text:span text:style-name="T1492"><text:tab/>graph.GetAllLoops();<text:s/></text:span><text:span text:style-name="T1493">//wywołanie metody na obiekcie graph sprawdzającej pętle</text:span></text:p>
      <text:p text:style-name="P1494"><text:span text:style-name="T1495"><text:tab/></text:span><text:span text:style-name="T1496">cout<text:s/></text:span><text:span text:style-name="T1497">&lt;&lt;</text:span><text:span text:style-name="T1498"><text:s/>endl;</text:span></text:p>
      <text:p text:style-name="P1499"><text:span text:style-name="T1500"><text:tab/>cout<text:s/></text:span><text:span text:style-name="T1501">&lt;&lt;</text:span><text:span text:style-name="T1502"><text:s/></text:span><text:span text:style-name="T1503">"Checking two way edges..."</text:span><text:span text:style-name="T1504"><text:s/></text:span><text:span text:style-name="T1505">&lt;&lt;</text:span><text:span text:style-name="T1506"><text:s/>endl;</text:span></text:p>
      <text:p text:style-name="P1507"><text:span text:style-name="T1508"><text:tab/>graph.GetAllTwoWayEdges();<text:s/></text:span><text:span text:style-name="T1509">//wywołanie metody na obiekcie graph sprawdzającej dwukierunkowe krawędzie</text:span></text:p>
      <text:p text:style-name="Normalny"><text:span text:style-name="T151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a Turek</meta:initial-creator>
    <dc:creator>Anna Turek</dc:creator>
    <meta:creation-date>2022-01-17T11:55:00Z</meta:creation-date>
    <dc:date>2022-01-17T12:01:00Z</dc:date>
    <meta:template xlink:href="Normal.dotm" xlink:type="simple"/>
    <meta:editing-cycles>1</meta:editing-cycles>
    <meta:editing-duration>PT360S</meta:editing-duration>
    <meta:document-statistic meta:page-count="7" meta:paragraph-count="30" meta:word-count="2183" meta:character-count="15253" meta:row-count="109" meta:non-whitespace-character-count="13100"/>
  </office:meta>
</office:document-meta>
</file>